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  <style:font-face style:name="Arial" svg:font-family="Arial"/>
    <style:font-face style:name="Microsoft JhengHei" svg:font-family="&quot;Microsoft JhengHe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style:font-name="Arial" style:font-name-asian="Arial" style:font-name-complex="Arial"/>
    </style:style>
    <style:style style:name="ce3" style:family="table-cell" style:parent-style-name="Default" style:data-style-name="N1">
      <style:table-cell-properties fo:border="thin solid #000000"/>
    </style:style>
    <style:style style:name="ce4" style:family="table-cell" style:parent-style-name="Percent" style:data-style-name="N14">
      <style:table-cell-properties fo:border="thin solid #000000" style:vertical-align="middle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7" style:family="table-cell" style:parent-style-name="Percent" style:data-style-name="N14">
      <style:table-cell-properties fo:border="thin solid #000000" style:vertical-align="top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style:font-name="Microsoft JhengHei" style:font-name-asian="Microsoft JhengHei" style:font-name-complex="Microsoft JhengHei"/>
    </style:style>
    <style:style style:name="ce9" style:family="table-cell" style:parent-style-name="Percent" style:data-style-name="N14">
      <style:table-cell-properties style:vertical-align="middle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Microsoft JhengHei" style:font-name-asian="Microsoft JhengHei" style:font-name-complex="Microsoft JhengHe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3.98638888888889cm"/>
    </style:style>
    <style:style style:name="co2" style:family="table-column">
      <style:table-column-properties fo:break-before="auto" style:column-width="4.51555555555556cm" style:use-optimal-column-width="true"/>
    </style:style>
    <style:style style:name="co3" style:family="table-column">
      <style:table-column-properties fo:break-before="auto" style:column-width="2.09902777777778cm" style:use-optimal-column-width="true"/>
    </style:style>
    <style:style style:name="co4" style:family="table-column">
      <style:table-column-properties fo:break-before="auto" style:column-width="1.34055555555556cm" style:use-optimal-column-width="true"/>
    </style:style>
    <style:style style:name="co5" style:family="table-column">
      <style:table-column-properties fo:break-before="auto" style:column-width="2.61055555555556cm"/>
    </style:style>
    <style:style style:name="co6" style:family="table-column">
      <style:table-column-properties fo:break-before="auto" style:column-width="2.69875cm"/>
    </style:style>
    <style:style style:name="co7" style:family="table-column">
      <style:table-column-properties fo:break-before="auto" style:column-width="2.46944444444444cm" style:use-optimal-column-width="true"/>
    </style:style>
    <style:style style:name="co8" style:family="table-column">
      <style:table-column-properties fo:break-before="auto" style:column-width="1.39347222222222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3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9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 office:value-type="string" table:style-name="ce2">
            <text:p>Hotel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Room</text:p>
          </table:table-cell>
          <table:table-cell office:value-type="string" table:style-name="ce3">
            <text:p>Demand</text:p>
          </table:table-cell>
          <table:table-cell office:value-type="string" table:style-name="ce4">
            <text:p>Occupancy</text:p>
          </table:table-cell>
          <table:table-cell office:value-type="string" table:style-name="ce5">
            <text:p>ADR</text:p>
          </table:table-cell>
          <table:table-cell office:value-type="string" table:style-name="ce2">
            <text:p>Room_Revenue</text:p>
          </table:table-cell>
          <table:table-cell office:value-type="string" table:style-name="ce5">
            <text:p>F&amp;B_Revenue</text:p>
          </table:table-cell>
          <table:table-cell office:value-type="string" table:style-name="ce2">
            <text:p>Total_Revenue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圓⼭⼤飯店</text:span></text:p>
          </table:table-cell>
          <table:table-cell office:value-type="string" table:style-name="ce6">
            <text:p>Taipei</text:p>
          </table:table-cell>
          <table:table-cell office:value-type="float" office:value="500" table:style-name="ce6">
            <text:p>500</text:p>
          </table:table-cell>
          <table:table-cell office:value-type="float" office:value="3231" table:style-name="ce6">
            <text:p>3231</text:p>
          </table:table-cell>
          <table:table-cell office:value-type="string" table:style-name="ce7">
            <text:p><text:span text:style-name="T1">20.85%</text:span></text:p>
          </table:table-cell>
          <table:table-cell office:value-type="float" office:value="2349" table:style-name="ce6">
            <text:p>2349</text:p>
          </table:table-cell>
          <table:table-cell office:value-type="float" office:value="7590310" table:style-name="ce6">
            <text:p>7590310</text:p>
          </table:table-cell>
          <table:table-cell office:value-type="float" office:value="30814965" table:style-name="ce6">
            <text:p>30814965</text:p>
          </table:table-cell>
          <table:table-cell office:value-type="float" office:value="48812911" table:style-name="ce1">
            <text:p>4881291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The</text:span><text:span text:style-name="T1"><text:s/>Grand</text:span><text:span text:style-name="T1"><text:s/>Hotel</text:span></text:p>
          </table:table-cell>
          <table:table-cell office:value-type="string" table:style-name="ce6">
            <text:p>Taipe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台北華國⼤飯店</text:span></text:p>
          </table:table-cell>
          <table:table-cell office:value-type="string" table:style-name="ce6">
            <text:p>Taipei</text:p>
          </table:table-cell>
          <table:table-cell office:value-type="float" office:value="326" table:style-name="ce6">
            <text:p>326</text:p>
          </table:table-cell>
          <table:table-cell office:value-type="float" office:value="942" table:style-name="ce6">
            <text:p>942</text:p>
          </table:table-cell>
          <table:table-cell office:value-type="string" table:style-name="ce7">
            <text:p><text:span text:style-name="T1">9.32%</text:span></text:p>
          </table:table-cell>
          <table:table-cell office:value-type="float" office:value="1875" table:style-name="ce6">
            <text:p>1875</text:p>
          </table:table-cell>
          <table:table-cell office:value-type="float" office:value="1766035" table:style-name="ce6">
            <text:p>1766035</text:p>
          </table:table-cell>
          <table:table-cell office:value-type="float" office:value="14142136" table:style-name="ce6">
            <text:p>14142136</text:p>
          </table:table-cell>
          <table:table-cell office:value-type="float" office:value="17137897" table:style-name="ce1">
            <text:p>17137897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Imperial</text:span><text:span text:style-name="T1"><text:s/>Hotel</text:span><text:span text:style-name="T1"><text:s/>Taipei</text:span></text:p>
          </table:table-cell>
          <table:table-cell office:value-type="string" table:style-name="ce6">
            <text:p>Taipe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華泰王⼦⼤飯店</text:span></text:p>
          </table:table-cell>
          <table:table-cell office:value-type="string" table:style-name="ce6">
            <text:p>Taipei</text:p>
          </table:table-cell>
          <table:table-cell office:value-type="float" office:value="220" table:style-name="ce6">
            <text:p>220</text:p>
          </table:table-cell>
          <table:table-cell office:value-type="float" office:value="591" table:style-name="ce6">
            <text:p>591</text:p>
          </table:table-cell>
          <table:table-cell office:value-type="string" table:style-name="ce7">
            <text:p><text:span text:style-name="T1">8.67%</text:span></text:p>
          </table:table-cell>
          <table:table-cell office:value-type="float" office:value="1004" table:style-name="ce6">
            <text:p>1004</text:p>
          </table:table-cell>
          <table:table-cell office:value-type="float" office:value="593114" table:style-name="ce6">
            <text:p>593114</text:p>
          </table:table-cell>
          <table:table-cell office:value-type="float" office:value="9006182" table:style-name="ce6">
            <text:p>9006182</text:p>
          </table:table-cell>
          <table:table-cell office:value-type="float" office:value="11305201" table:style-name="ce1">
            <text:p>1130520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GLORIA</text:span><text:span text:style-name="T1"><text:s/>PRINCE</text:span><text:span text:style-name="T1"><text:s/>HOTEL</text:span><text:span text:style-name="T1"><text:s/>Taipei</text:span></text:p>
          </table:table-cell>
          <table:table-cell office:value-type="string" table:style-name="ce6">
            <text:p>Taipe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豪景⼤酒店</text:span></text:p>
          </table:table-cell>
          <table:table-cell office:value-type="string" table:style-name="ce6">
            <text:p>Taipei</text:p>
          </table:table-cell>
          <table:table-cell office:value-type="float" office:value="209" table:style-name="ce6">
            <text:p>209</text:p>
          </table:table-cell>
          <table:table-cell office:value-type="float" office:value="36" table:style-name="ce6">
            <text:p>36</text:p>
          </table:table-cell>
          <table:table-cell office:value-type="string" table:style-name="ce7">
            <text:p><text:span text:style-name="T1">0.56%</text:span></text:p>
          </table:table-cell>
          <table:table-cell office:value-type="float" office:value="1777" table:style-name="ce6">
            <text:p>1777</text:p>
          </table:table-cell>
          <table:table-cell office:value-type="float" office:value="63954" table:style-name="ce6">
            <text:p>63954</text:p>
          </table:table-cell>
          <table:table-cell office:value-type="float" office:value="0" table:style-name="ce6">
            <text:p>0</text:p>
          </table:table-cell>
          <table:table-cell office:value-type="float" office:value="353518" table:style-name="ce1">
            <text:p>353518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Hotel</text:span><text:span text:style-name="T1"><text:s/>Riverview</text:span><text:span text:style-name="T1"><text:s/>Taipei</text:span></text:p>
          </table:table-cell>
          <table:table-cell office:value-type="string" table:style-name="ce6">
            <text:p>Taipe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國王⼤飯店</text:span></text:p>
          </table:table-cell>
          <table:table-cell office:value-type="string" table:style-name="ce6">
            <text:p>Taipei</text:p>
          </table:table-cell>
          <table:table-cell office:value-type="float" office:value="97" table:style-name="ce6">
            <text:p>97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<text:span text:style-name="T1">0.23%</text:span></text:p>
          </table:table-cell>
          <table:table-cell office:value-type="float" office:value="2130" table:style-name="ce6">
            <text:p>2130</text:p>
          </table:table-cell>
          <table:table-cell office:value-type="float" office:value="14911" table:style-name="ce6">
            <text:p>14911</text:p>
          </table:table-cell>
          <table:table-cell office:value-type="float" office:value="74790" table:style-name="ce6">
            <text:p>74790</text:p>
          </table:table-cell>
          <table:table-cell office:value-type="float" office:value="130737" table:style-name="ce1">
            <text:p>130737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Emperor</text:span><text:span text:style-name="T1"><text:s/>Hotel</text:span></text:p>
          </table:table-cell>
          <table:table-cell office:value-type="string" table:style-name="ce6">
            <text:p>Taipe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國賓⼤飯店</text:span></text:p>
          </table:table-cell>
          <table:table-cell office:value-type="string" table:style-name="ce6">
            <text:p>Taipei</text:p>
          </table:table-cell>
          <table:table-cell office:value-type="float" office:value="422" table:style-name="ce6">
            <text:p>422</text:p>
          </table:table-cell>
          <table:table-cell office:value-type="float" office:value="746" table:style-name="ce6">
            <text:p>746</text:p>
          </table:table-cell>
          <table:table-cell office:value-type="string" table:style-name="ce7">
            <text:p><text:span text:style-name="T1">5.70%</text:span></text:p>
          </table:table-cell>
          <table:table-cell office:value-type="float" office:value="3203" table:style-name="ce6">
            <text:p>3203</text:p>
          </table:table-cell>
          <table:table-cell office:value-type="float" office:value="2389748" table:style-name="ce6">
            <text:p>2389748</text:p>
          </table:table-cell>
          <table:table-cell office:value-type="float" office:value="52225261" table:style-name="ce6">
            <text:p>52225261</text:p>
          </table:table-cell>
          <table:table-cell office:value-type="float" office:value="58074566" table:style-name="ce1">
            <text:p>5807456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The</text:span><text:span text:style-name="T1"><text:s/>Ambassador</text:span><text:span text:style-name="T1"><text:s/>Hotel-Taipei</text:span></text:p>
          </table:table-cell>
          <table:table-cell office:value-type="string" table:style-name="ce6">
            <text:p>Taipe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康華⼤飯店</text:span></text:p>
          </table:table-cell>
          <table:table-cell office:value-type="string" table:style-name="ce6">
            <text:p>Taipei</text:p>
          </table:table-cell>
          <table:table-cell office:value-type="float" office:value="215" table:style-name="ce6">
            <text:p>215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<text:span text:style-name="T1">0.00%</text:span>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334768" table:style-name="ce6">
            <text:p>3334768</text:p>
          </table:table-cell>
          <table:table-cell office:value-type="float" office:value="3552791" table:style-name="ce1">
            <text:p>355279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Golden</text:span><text:span text:style-name="T1"><text:s/>China</text:span><text:span text:style-name="T1"><text:s/>Hotel</text:span></text:p>
          </table:table-cell>
          <table:table-cell office:value-type="string" table:style-name="ce6">
            <text:p>Taipe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台北凱撒⼤飯店</text:span></text:p>
          </table:table-cell>
          <table:table-cell office:value-type="string" table:style-name="ce6">
            <text:p>Taipei</text:p>
          </table:table-cell>
          <table:table-cell office:value-type="float" office:value="478" table:style-name="ce6">
            <text:p>478</text:p>
          </table:table-cell>
          <table:table-cell office:value-type="float" office:value="1940" table:style-name="ce6">
            <text:p>1940</text:p>
          </table:table-cell>
          <table:table-cell office:value-type="string" table:style-name="ce7">
            <text:p><text:span text:style-name="T1">13.09%</text:span></text:p>
          </table:table-cell>
          <table:table-cell office:value-type="float" office:value="1602" table:style-name="ce6">
            <text:p>1602</text:p>
          </table:table-cell>
          <table:table-cell office:value-type="float" office:value="3108567" table:style-name="ce6">
            <text:p>3108567</text:p>
          </table:table-cell>
          <table:table-cell office:value-type="float" office:value="9485831" table:style-name="ce6">
            <text:p>9485831</text:p>
          </table:table-cell>
          <table:table-cell office:value-type="float" office:value="37244342" table:style-name="ce1">
            <text:p>37244342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Caesar</text:span><text:span text:style-name="T1"><text:s/>Park</text:span><text:span text:style-name="T1"><text:s/>Taipei</text:span></text:p>
          </table:table-cell>
          <table:table-cell office:value-type="string" table:style-name="ce6">
            <text:p>Taipe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兄弟⼤飯店</text:span></text:p>
          </table:table-cell>
          <table:table-cell office:value-type="string" table:style-name="ce6">
            <text:p>Taipei</text:p>
          </table:table-cell>
          <table:table-cell office:value-type="float" office:value="250" table:style-name="ce6">
            <text:p>250</text:p>
          </table:table-cell>
          <table:table-cell office:value-type="float" office:value="289" table:style-name="ce6">
            <text:p>289</text:p>
          </table:table-cell>
          <table:table-cell office:value-type="string" table:style-name="ce7">
            <text:p><text:span text:style-name="T1">3.73%</text:span></text:p>
          </table:table-cell>
          <table:table-cell office:value-type="float" office:value="2930" table:style-name="ce6">
            <text:p>2930</text:p>
          </table:table-cell>
          <table:table-cell office:value-type="float" office:value="846858" table:style-name="ce6">
            <text:p>846858</text:p>
          </table:table-cell>
          <table:table-cell office:value-type="float" office:value="31712653" table:style-name="ce6">
            <text:p>31712653</text:p>
          </table:table-cell>
          <table:table-cell office:value-type="float" office:value="36003400" table:style-name="ce1">
            <text:p>3600340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Brother</text:span><text:span text:style-name="T1"><text:s/>Hotel</text:span></text:p>
          </table:table-cell>
          <table:table-cell office:value-type="string" table:style-name="ce6">
            <text:p>Taipe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三德⼤飯店</text:span></text:p>
          </table:table-cell>
          <table:table-cell office:value-type="string" table:style-name="ce6">
            <text:p>Taipei</text:p>
          </table:table-cell>
          <table:table-cell office:value-type="float" office:value="287" table:style-name="ce6">
            <text:p>287</text:p>
          </table:table-cell>
          <table:table-cell office:value-type="float" office:value="1191" table:style-name="ce6">
            <text:p>1191</text:p>
          </table:table-cell>
          <table:table-cell office:value-type="string" table:style-name="ce7">
            <text:p><text:span text:style-name="T1">13.39%</text:span></text:p>
          </table:table-cell>
          <table:table-cell office:value-type="float" office:value="919" table:style-name="ce6">
            <text:p>919</text:p>
          </table:table-cell>
          <table:table-cell office:value-type="float" office:value="1094010" table:style-name="ce6">
            <text:p>1094010</text:p>
          </table:table-cell>
          <table:table-cell office:value-type="float" office:value="64662" table:style-name="ce6">
            <text:p>64662</text:p>
          </table:table-cell>
          <table:table-cell office:value-type="float" office:value="2088042" table:style-name="ce1">
            <text:p>2088042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Santos</text:span><text:span text:style-name="T1"><text:s/>Hotel</text:span></text:p>
          </table:table-cell>
          <table:table-cell office:value-type="string" table:style-name="ce6">
            <text:p>Taipe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亞都麗緻⼤飯店</text:span></text:p>
          </table:table-cell>
          <table:table-cell office:value-type="string" table:style-name="ce6">
            <text:p>Taipei</text:p>
          </table:table-cell>
          <table:table-cell office:value-type="float" office:value="209" table:style-name="ce6">
            <text:p>209</text:p>
          </table:table-cell>
          <table:table-cell office:value-type="float" office:value="535" table:style-name="ce6">
            <text:p>535</text:p>
          </table:table-cell>
          <table:table-cell office:value-type="string" table:style-name="ce7">
            <text:p><text:span text:style-name="T1">8.26%</text:span></text:p>
          </table:table-cell>
          <table:table-cell office:value-type="float" office:value="3416" table:style-name="ce6">
            <text:p>3416</text:p>
          </table:table-cell>
          <table:table-cell office:value-type="float" office:value="1827537" table:style-name="ce6">
            <text:p>1827537</text:p>
          </table:table-cell>
          <table:table-cell office:value-type="float" office:value="11872381" table:style-name="ce6">
            <text:p>11872381</text:p>
          </table:table-cell>
          <table:table-cell office:value-type="float" office:value="18191900" table:style-name="ce1">
            <text:p>1819190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The</text:span><text:span text:style-name="T1"><text:s/>Landis</text:span><text:span text:style-name="T1"><text:s/>Taipei</text:span><text:span text:style-name="T1"><text:s/>Hotel</text:span></text:p>
          </table:table-cell>
          <table:table-cell office:value-type="string" table:style-name="ce6">
            <text:p>Taipe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國聯⼤飯店</text:span></text:p>
          </table:table-cell>
          <table:table-cell office:value-type="string" table:style-name="ce6">
            <text:p>Taipei</text:p>
          </table:table-cell>
          <table:table-cell office:value-type="float" office:value="243" table:style-name="ce6">
            <text:p>243</text:p>
          </table:table-cell>
          <table:table-cell office:value-type="float" office:value="1510" table:style-name="ce6">
            <text:p>1510</text:p>
          </table:table-cell>
          <table:table-cell office:value-type="string" table:style-name="ce7">
            <text:p><text:span text:style-name="T1">20.05%</text:span></text:p>
          </table:table-cell>
          <table:table-cell office:value-type="float" office:value="1110" table:style-name="ce6">
            <text:p>1110</text:p>
          </table:table-cell>
          <table:table-cell office:value-type="float" office:value="1676360" table:style-name="ce6">
            <text:p>1676360</text:p>
          </table:table-cell>
          <table:table-cell office:value-type="float" office:value="371168" table:style-name="ce6">
            <text:p>371168</text:p>
          </table:table-cell>
          <table:table-cell office:value-type="float" office:value="2280459" table:style-name="ce1">
            <text:p>2280459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United</text:span><text:span text:style-name="T1"><text:s/>Hotel</text:span></text:p>
          </table:table-cell>
          <table:table-cell office:value-type="string" table:style-name="ce6">
            <text:p>Taipe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台北寒舍喜來登⼤飯店</text:span></text:p>
          </table:table-cell>
          <table:table-cell office:value-type="string" table:style-name="ce6">
            <text:p>Taipei</text:p>
          </table:table-cell>
          <table:table-cell office:value-type="float" office:value="688" table:style-name="ce6">
            <text:p>688</text:p>
          </table:table-cell>
          <table:table-cell office:value-type="float" office:value="2653" table:style-name="ce6">
            <text:p>2653</text:p>
          </table:table-cell>
          <table:table-cell office:value-type="string" table:style-name="ce7">
            <text:p><text:span text:style-name="T1">12.44%</text:span></text:p>
          </table:table-cell>
          <table:table-cell office:value-type="float" office:value="2799" table:style-name="ce6">
            <text:p>2799</text:p>
          </table:table-cell>
          <table:table-cell office:value-type="float" office:value="7426029" table:style-name="ce6">
            <text:p>7426029</text:p>
          </table:table-cell>
          <table:table-cell office:value-type="float" office:value="65166273" table:style-name="ce6">
            <text:p>65166273</text:p>
          </table:table-cell>
          <table:table-cell office:value-type="float" office:value="83674712" table:style-name="ce1">
            <text:p>83674712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Sheraton</text:span><text:span text:style-name="T1"><text:s/>Grand</text:span><text:span text:style-name="T1"><text:s/>Taipei</text:span><text:span text:style-name="T1"><text:s/>Hotel</text:span></text:p>
          </table:table-cell>
          <table:table-cell office:value-type="string" table:style-name="ce6">
            <text:p>Taipe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老爺⼤酒店</text:span></text:p>
          </table:table-cell>
          <table:table-cell office:value-type="string" table:style-name="ce6">
            <text:p>Taipei</text:p>
          </table:table-cell>
          <table:table-cell office:value-type="float" office:value="202" table:style-name="ce6">
            <text:p>202</text:p>
          </table:table-cell>
          <table:table-cell office:value-type="float" office:value="1378" table:style-name="ce6">
            <text:p>1378</text:p>
          </table:table-cell>
          <table:table-cell office:value-type="string" table:style-name="ce7">
            <text:p><text:span text:style-name="T1">22.01%</text:span></text:p>
          </table:table-cell>
          <table:table-cell office:value-type="float" office:value="2471" table:style-name="ce6">
            <text:p>2471</text:p>
          </table:table-cell>
          <table:table-cell office:value-type="float" office:value="3404542" table:style-name="ce6">
            <text:p>3404542</text:p>
          </table:table-cell>
          <table:table-cell office:value-type="float" office:value="15897570" table:style-name="ce6">
            <text:p>15897570</text:p>
          </table:table-cell>
          <table:table-cell office:value-type="float" office:value="22503338" table:style-name="ce1">
            <text:p>22503338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Hotel</text:span><text:span text:style-name="T1"><text:s/>Royal-Nikko</text:span><text:span text:style-name="T1"><text:s/>Taipei</text:span></text:p>
          </table:table-cell>
          <table:table-cell office:value-type="string" table:style-name="ce6">
            <text:p>Taipe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福華⼤飯店</text:span></text:p>
          </table:table-cell>
          <table:table-cell office:value-type="string" table:style-name="ce6">
            <text:p>Taipei</text:p>
          </table:table-cell>
          <table:table-cell office:value-type="float" office:value="606" table:style-name="ce6">
            <text:p>606</text:p>
          </table:table-cell>
          <table:table-cell office:value-type="float" office:value="1103" table:style-name="ce6">
            <text:p>1103</text:p>
          </table:table-cell>
          <table:table-cell office:value-type="string" table:style-name="ce7">
            <text:p><text:span text:style-name="T1">5.87%</text:span></text:p>
          </table:table-cell>
          <table:table-cell office:value-type="float" office:value="2610" table:style-name="ce6">
            <text:p>2610</text:p>
          </table:table-cell>
          <table:table-cell office:value-type="float" office:value="2879000" table:style-name="ce6">
            <text:p>2879000</text:p>
          </table:table-cell>
          <table:table-cell office:value-type="float" office:value="28545000" table:style-name="ce6">
            <text:p>28545000</text:p>
          </table:table-cell>
          <table:table-cell office:value-type="float" office:value="43662000" table:style-name="ce1">
            <text:p>4366200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Howard</text:span><text:span text:style-name="T1"><text:s/>Plaza</text:span><text:span text:style-name="T1"><text:s/>Hotel</text:span></text:p>
          </table:table-cell>
          <table:table-cell office:value-type="string" table:style-name="ce6">
            <text:p>Taipe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台北君悅酒店</text:span></text:p>
          </table:table-cell>
          <table:table-cell office:value-type="string" table:style-name="ce6">
            <text:p>Taipei</text:p>
          </table:table-cell>
          <table:table-cell office:value-type="float" office:value="850" table:style-name="ce6">
            <text:p>850</text:p>
          </table:table-cell>
          <table:table-cell office:value-type="float" office:value="2065" table:style-name="ce6">
            <text:p>2065</text:p>
          </table:table-cell>
          <table:table-cell office:value-type="string" table:style-name="ce7">
            <text:p><text:span text:style-name="T1">7.84%</text:span></text:p>
          </table:table-cell>
          <table:table-cell office:value-type="float" office:value="4385" table:style-name="ce6">
            <text:p>4385</text:p>
          </table:table-cell>
          <table:table-cell office:value-type="float" office:value="9055886" table:style-name="ce6">
            <text:p>9055886</text:p>
          </table:table-cell>
          <table:table-cell office:value-type="float" office:value="53151528" table:style-name="ce6">
            <text:p>53151528</text:p>
          </table:table-cell>
          <table:table-cell office:value-type="float" office:value="72244671" table:style-name="ce1">
            <text:p>7224467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Grand</text:span><text:span text:style-name="T1"><text:s/>Hyatt</text:span><text:span text:style-name="T1"><text:s/>Taipei</text:span></text:p>
          </table:table-cell>
          <table:table-cell office:value-type="string" table:style-name="ce6">
            <text:p>Taipe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⻄華⼤飯店</text:span></text:p>
          </table:table-cell>
          <table:table-cell office:value-type="string" table:style-name="ce6">
            <text:p>Taipei</text:p>
          </table:table-cell>
          <table:table-cell office:value-type="float" office:value="343" table:style-name="ce6">
            <text:p>343</text:p>
          </table:table-cell>
          <table:table-cell office:value-type="float" office:value="1201" table:style-name="ce6">
            <text:p>1201</text:p>
          </table:table-cell>
          <table:table-cell office:value-type="string" table:style-name="ce7">
            <text:p><text:span text:style-name="T1">11.30%</text:span></text:p>
          </table:table-cell>
          <table:table-cell office:value-type="float" office:value="2209" table:style-name="ce6">
            <text:p>2209</text:p>
          </table:table-cell>
          <table:table-cell office:value-type="float" office:value="2652452" table:style-name="ce6">
            <text:p>2652452</text:p>
          </table:table-cell>
          <table:table-cell office:value-type="float" office:value="10139723" table:style-name="ce6">
            <text:p>10139723</text:p>
          </table:table-cell>
          <table:table-cell office:value-type="float" office:value="14485788" table:style-name="ce1">
            <text:p>14485788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The</text:span><text:span text:style-name="T1"><text:s/>Sherwood</text:span><text:span text:style-name="T1"><text:s/>Taipei</text:span></text:p>
          </table:table-cell>
          <table:table-cell office:value-type="string" table:style-name="ce6">
            <text:p>Taipe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晶華酒店</text:span></text:p>
          </table:table-cell>
          <table:table-cell office:value-type="string" table:style-name="ce6">
            <text:p>Taipei</text:p>
          </table:table-cell>
          <table:table-cell office:value-type="float" office:value="538" table:style-name="ce6">
            <text:p>538</text:p>
          </table:table-cell>
          <table:table-cell office:value-type="float" office:value="3954" table:style-name="ce6">
            <text:p>3954</text:p>
          </table:table-cell>
          <table:table-cell office:value-type="string" table:style-name="ce7">
            <text:p><text:span text:style-name="T1">23.71%</text:span></text:p>
          </table:table-cell>
          <table:table-cell office:value-type="float" office:value="4071" table:style-name="ce6">
            <text:p>4071</text:p>
          </table:table-cell>
          <table:table-cell office:value-type="float" office:value="16095438" table:style-name="ce6">
            <text:p>16095438</text:p>
          </table:table-cell>
          <table:table-cell office:value-type="float" office:value="96136436" table:style-name="ce6">
            <text:p>96136436</text:p>
          </table:table-cell>
          <table:table-cell office:value-type="float" office:value="169239519" table:style-name="ce1">
            <text:p>169239519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Regent</text:span><text:span text:style-name="T1"><text:s/>Taipei</text:span></text:p>
          </table:table-cell>
          <table:table-cell office:value-type="string" table:style-name="ce6">
            <text:p>Taipe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香格⾥拉台北遠東國際⼤飯店</text:span></text:p>
          </table:table-cell>
          <table:table-cell office:value-type="string" table:style-name="ce6">
            <text:p>Taipei</text:p>
          </table:table-cell>
          <table:table-cell office:value-type="float" office:value="420" table:style-name="ce6">
            <text:p>420</text:p>
          </table:table-cell>
          <table:table-cell office:value-type="float" office:value="1247" table:style-name="ce6">
            <text:p>1247</text:p>
          </table:table-cell>
          <table:table-cell office:value-type="string" table:style-name="ce7">
            <text:p><text:span text:style-name="T1">9.58%</text:span></text:p>
          </table:table-cell>
          <table:table-cell office:value-type="float" office:value="4585" table:style-name="ce6">
            <text:p>4585</text:p>
          </table:table-cell>
          <table:table-cell office:value-type="float" office:value="5717824" table:style-name="ce6">
            <text:p>5717824</text:p>
          </table:table-cell>
          <table:table-cell office:value-type="float" office:value="30560788" table:style-name="ce6">
            <text:p>30560788</text:p>
          </table:table-cell>
          <table:table-cell office:value-type="float" office:value="42993748" table:style-name="ce1">
            <text:p>42993748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Shangri-La's</text:span><text:span text:style-name="T1"><text:s/>Far</text:span><text:span text:style-name="T1"><text:s/>Eastern</text:span><text:span text:style-name="T1"><text:s/>Plaza</text:span><text:span text:style-name="T1"><text:s/>Hotel,</text:span><text:span text:style-name="T1"><text:s/>Taipei</text:span></text:p>
          </table:table-cell>
          <table:table-cell office:value-type="string" table:style-name="ce6">
            <text:p>Taipe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神旺⼤飯店</text:span></text:p>
          </table:table-cell>
          <table:table-cell office:value-type="string" table:style-name="ce6">
            <text:p>Taipei</text:p>
          </table:table-cell>
          <table:table-cell office:value-type="float" office:value="268" table:style-name="ce6">
            <text:p>268</text:p>
          </table:table-cell>
          <table:table-cell office:value-type="float" office:value="186" table:style-name="ce6">
            <text:p>186</text:p>
          </table:table-cell>
          <table:table-cell office:value-type="string" table:style-name="ce7">
            <text:p><text:span text:style-name="T1">2.24%</text:span></text:p>
          </table:table-cell>
          <table:table-cell office:value-type="float" office:value="2265" table:style-name="ce6">
            <text:p>2265</text:p>
          </table:table-cell>
          <table:table-cell office:value-type="float" office:value="421328" table:style-name="ce6">
            <text:p>421328</text:p>
          </table:table-cell>
          <table:table-cell office:value-type="float" office:value="23208519" table:style-name="ce6">
            <text:p>23208519</text:p>
          </table:table-cell>
          <table:table-cell office:value-type="float" office:value="24879772" table:style-name="ce1">
            <text:p>24879772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San</text:span><text:span text:style-name="T1"><text:s/>Want</text:span><text:span text:style-name="T1"><text:s/>Hotel</text:span></text:p>
          </table:table-cell>
          <table:table-cell office:value-type="string" table:style-name="ce6">
            <text:p>Taipe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美麗信花園酒店</text:span></text:p>
          </table:table-cell>
          <table:table-cell office:value-type="string" table:style-name="ce6">
            <text:p>Taipei</text:p>
          </table:table-cell>
          <table:table-cell office:value-type="float" office:value="203" table:style-name="ce6">
            <text:p>203</text:p>
          </table:table-cell>
          <table:table-cell office:value-type="float" office:value="1162" table:style-name="ce6">
            <text:p>1162</text:p>
          </table:table-cell>
          <table:table-cell office:value-type="string" table:style-name="ce7">
            <text:p><text:span text:style-name="T1">18.46%</text:span></text:p>
          </table:table-cell>
          <table:table-cell office:value-type="float" office:value="1234" table:style-name="ce6">
            <text:p>1234</text:p>
          </table:table-cell>
          <table:table-cell office:value-type="float" office:value="1433422" table:style-name="ce6">
            <text:p>1433422</text:p>
          </table:table-cell>
          <table:table-cell office:value-type="float" office:value="2130129" table:style-name="ce6">
            <text:p>2130129</text:p>
          </table:table-cell>
          <table:table-cell office:value-type="float" office:value="5475536" table:style-name="ce1">
            <text:p>547553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Miramar</text:span><text:span text:style-name="T1"><text:s/>Garden</text:span><text:span text:style-name="T1"><text:s/>Taipei</text:span></text:p>
          </table:table-cell>
          <table:table-cell office:value-type="string" table:style-name="ce6">
            <text:p>Taipe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台北寒舍艾美酒店</text:span></text:p>
          </table:table-cell>
          <table:table-cell office:value-type="string" table:style-name="ce6">
            <text:p>Taipei</text:p>
          </table:table-cell>
          <table:table-cell office:value-type="float" office:value="160" table:style-name="ce6">
            <text:p>160</text:p>
          </table:table-cell>
          <table:table-cell office:value-type="float" office:value="873" table:style-name="ce6">
            <text:p>873</text:p>
          </table:table-cell>
          <table:table-cell office:value-type="string" table:style-name="ce7">
            <text:p><text:span text:style-name="T1">17.60%</text:span></text:p>
          </table:table-cell>
          <table:table-cell office:value-type="float" office:value="4888" table:style-name="ce6">
            <text:p>4888</text:p>
          </table:table-cell>
          <table:table-cell office:value-type="float" office:value="4266791" table:style-name="ce6">
            <text:p>4266791</text:p>
          </table:table-cell>
          <table:table-cell office:value-type="float" office:value="25664310" table:style-name="ce6">
            <text:p>25664310</text:p>
          </table:table-cell>
          <table:table-cell office:value-type="float" office:value="34232151" table:style-name="ce1">
            <text:p>3423215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Le</text:span><text:span text:style-name="T1"><text:s/>Meridien</text:span><text:span text:style-name="T1"><text:s/>Taipei</text:span><text:span text:style-name="T1"><text:s/>Hotel</text:span></text:p>
          </table:table-cell>
          <table:table-cell office:value-type="string" table:style-name="ce6">
            <text:p>Taipe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台北</text:span><text:span text:style-name="T1">W</text:span><text:span text:style-name="T2">飯店</text:span></text:p>
          </table:table-cell>
          <table:table-cell office:value-type="string" table:style-name="ce6">
            <text:p>Taipei</text:p>
          </table:table-cell>
          <table:table-cell office:value-type="float" office:value="405" table:style-name="ce6">
            <text:p>405</text:p>
          </table:table-cell>
          <table:table-cell office:value-type="float" office:value="1296" table:style-name="ce6">
            <text:p>1296</text:p>
          </table:table-cell>
          <table:table-cell office:value-type="string" table:style-name="ce7">
            <text:p><text:span text:style-name="T1">10.32%</text:span></text:p>
          </table:table-cell>
          <table:table-cell office:value-type="float" office:value="7032" table:style-name="ce6">
            <text:p>7032</text:p>
          </table:table-cell>
          <table:table-cell office:value-type="float" office:value="9113117" table:style-name="ce6">
            <text:p>9113117</text:p>
          </table:table-cell>
          <table:table-cell office:value-type="float" office:value="14141535" table:style-name="ce6">
            <text:p>14141535</text:p>
          </table:table-cell>
          <table:table-cell office:value-type="float" office:value="27365328" table:style-name="ce1">
            <text:p>27365328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W</text:span><text:span text:style-name="T1"><text:s/>Taipei</text:span></text:p>
          </table:table-cell>
          <table:table-cell office:value-type="string" table:style-name="ce6">
            <text:p>Taipe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台北萬豪酒店</text:span></text:p>
          </table:table-cell>
          <table:table-cell office:value-type="string" table:style-name="ce6">
            <text:p>Taipei</text:p>
          </table:table-cell>
          <table:table-cell office:value-type="float" office:value="318" table:style-name="ce6">
            <text:p>318</text:p>
          </table:table-cell>
          <table:table-cell office:value-type="float" office:value="831" table:style-name="ce6">
            <text:p>831</text:p>
          </table:table-cell>
          <table:table-cell office:value-type="string" table:style-name="ce7">
            <text:p><text:span text:style-name="T1">8.43%</text:span></text:p>
          </table:table-cell>
          <table:table-cell office:value-type="float" office:value="5339" table:style-name="ce6">
            <text:p>5339</text:p>
          </table:table-cell>
          <table:table-cell office:value-type="float" office:value="4436587" table:style-name="ce6">
            <text:p>4436587</text:p>
          </table:table-cell>
          <table:table-cell office:value-type="float" office:value="30790694" table:style-name="ce6">
            <text:p>30790694</text:p>
          </table:table-cell>
          <table:table-cell office:value-type="float" office:value="45093635" table:style-name="ce1">
            <text:p>45093635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Taipei</text:span><text:span text:style-name="T1"><text:s/>Marriott</text:span><text:span text:style-name="T1"><text:s/>Hotel</text:span></text:p>
          </table:table-cell>
          <table:table-cell office:value-type="string" table:style-name="ce6">
            <text:p>Taipe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台北美福⼤飯店</text:span></text:p>
          </table:table-cell>
          <table:table-cell office:value-type="string" table:style-name="ce6">
            <text:p>Taipei</text:p>
          </table:table-cell>
          <table:table-cell office:value-type="float" office:value="146" table:style-name="ce6">
            <text:p>146</text:p>
          </table:table-cell>
          <table:table-cell office:value-type="float" office:value="732" table:style-name="ce6">
            <text:p>732</text:p>
          </table:table-cell>
          <table:table-cell office:value-type="string" table:style-name="ce7">
            <text:p><text:span text:style-name="T1">16.17%</text:span></text:p>
          </table:table-cell>
          <table:table-cell office:value-type="float" office:value="3312" table:style-name="ce6">
            <text:p>3312</text:p>
          </table:table-cell>
          <table:table-cell office:value-type="float" office:value="2424718" table:style-name="ce6">
            <text:p>2424718</text:p>
          </table:table-cell>
          <table:table-cell office:value-type="float" office:value="35092359" table:style-name="ce6">
            <text:p>35092359</text:p>
          </table:table-cell>
          <table:table-cell office:value-type="float" office:value="41271770" table:style-name="ce1">
            <text:p>4127177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Grand</text:span><text:span text:style-name="T1"><text:s/>Mayfull</text:span><text:span text:style-name="T1"><text:s/>Hotel</text:span><text:span text:style-name="T1"><text:s/>Taipei</text:span></text:p>
          </table:table-cell>
          <table:table-cell office:value-type="string" table:style-name="ce6">
            <text:p>Taipe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亞⼠都飯店</text:p>
          </table:table-cell>
          <table:table-cell office:value-type="string" table:style-name="ce6">
            <text:p>Taipei</text:p>
          </table:table-cell>
          <table:table-cell office:value-type="float" office:value="40" table:style-name="ce6">
            <text:p>40</text:p>
          </table:table-cell>
          <table:table-cell office:value-type="float" office:value="110" table:style-name="ce6">
            <text:p>110</text:p>
          </table:table-cell>
          <table:table-cell office:value-type="string" table:style-name="ce7">
            <text:p><text:span text:style-name="T1">8.87%</text:span></text:p>
          </table:table-cell>
          <table:table-cell office:value-type="float" office:value="2173" table:style-name="ce6">
            <text:p>2173</text:p>
          </table:table-cell>
          <table:table-cell office:value-type="float" office:value="239082" table:style-name="ce6">
            <text:p>239082</text:p>
          </table:table-cell>
          <table:table-cell office:value-type="float" office:value="0" table:style-name="ce6">
            <text:p>0</text:p>
          </table:table-cell>
          <table:table-cell office:value-type="float" office:value="239082" table:style-name="ce1">
            <text:p>239082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Astar</text:span><text:span text:style-name="T1"><text:s/>Hotel</text:span></text:p>
          </table:table-cell>
          <table:table-cell office:value-type="string" table:style-name="ce6">
            <text:p>Taipe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天成⼤飯店</text:span></text:p>
          </table:table-cell>
          <table:table-cell office:value-type="string" table:style-name="ce6">
            <text:p>Taipei</text:p>
          </table:table-cell>
          <table:table-cell office:value-type="float" office:value="225" table:style-name="ce6">
            <text:p>225</text:p>
          </table:table-cell>
          <table:table-cell office:value-type="float" office:value="1199" table:style-name="ce6">
            <text:p>1199</text:p>
          </table:table-cell>
          <table:table-cell office:value-type="string" table:style-name="ce7">
            <text:p><text:span text:style-name="T1">17.19%</text:span></text:p>
          </table:table-cell>
          <table:table-cell office:value-type="float" office:value="1202" table:style-name="ce6">
            <text:p>1202</text:p>
          </table:table-cell>
          <table:table-cell office:value-type="float" office:value="1441412" table:style-name="ce6">
            <text:p>1441412</text:p>
          </table:table-cell>
          <table:table-cell office:value-type="float" office:value="10992638" table:style-name="ce6">
            <text:p>10992638</text:p>
          </table:table-cell>
          <table:table-cell office:value-type="float" office:value="13249736" table:style-name="ce1">
            <text:p>1324973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Cosmos</text:span><text:span text:style-name="T1"><text:s/>Hotel</text:span><text:span text:style-name="T1"><text:s/>TAIPEI</text:span></text:p>
          </table:table-cell>
          <table:table-cell office:value-type="string" table:style-name="ce6">
            <text:p>Taipe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六福客棧</text:span></text:p>
          </table:table-cell>
          <table:table-cell office:value-type="string" table:style-name="ce6">
            <text:p>Taipei</text:p>
          </table:table-cell>
          <table:table-cell office:value-type="float" office:value="230" table:style-name="ce6">
            <text:p>230</text:p>
          </table:table-cell>
          <table:table-cell office:value-type="float" office:value="435" table:style-name="ce6">
            <text:p>435</text:p>
          </table:table-cell>
          <table:table-cell office:value-type="string" table:style-name="ce7">
            <text:p><text:span text:style-name="T1">6.10%</text:span></text:p>
          </table:table-cell>
          <table:table-cell office:value-type="float" office:value="1143" table:style-name="ce6">
            <text:p>1143</text:p>
          </table:table-cell>
          <table:table-cell office:value-type="float" office:value="497253" table:style-name="ce6">
            <text:p>497253</text:p>
          </table:table-cell>
          <table:table-cell office:value-type="float" office:value="3332651" table:style-name="ce6">
            <text:p>3332651</text:p>
          </table:table-cell>
          <table:table-cell office:value-type="float" office:value="4118244" table:style-name="ce1">
            <text:p>4118244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The</text:span><text:span text:style-name="T1"><text:s/>Leofoo</text:span><text:span text:style-name="T1"><text:s/>Hotel</text:span></text:p>
          </table:table-cell>
          <table:table-cell office:value-type="string" table:style-name="ce6">
            <text:p>Taipe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第一⼤飯店</text:span></text:p>
          </table:table-cell>
          <table:table-cell office:value-type="string" table:style-name="ce6">
            <text:p>Taipei</text:p>
          </table:table-cell>
          <table:table-cell office:value-type="float" office:value="176" table:style-name="ce6">
            <text:p>176</text:p>
          </table:table-cell>
          <table:table-cell office:value-type="float" office:value="199" table:style-name="ce6">
            <text:p>199</text:p>
          </table:table-cell>
          <table:table-cell office:value-type="string" table:style-name="ce7">
            <text:p><text:span text:style-name="T1">3.65%</text:span></text:p>
          </table:table-cell>
          <table:table-cell office:value-type="float" office:value="1297" table:style-name="ce6">
            <text:p>1297</text:p>
          </table:table-cell>
          <table:table-cell office:value-type="float" office:value="258113" table:style-name="ce6">
            <text:p>258113</text:p>
          </table:table-cell>
          <table:table-cell office:value-type="float" office:value="2774348" table:style-name="ce6">
            <text:p>2774348</text:p>
          </table:table-cell>
          <table:table-cell office:value-type="float" office:value="16824311" table:style-name="ce1">
            <text:p>1682431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First</text:span><text:span text:style-name="T1"><text:s/>Hotel</text:span></text:p>
          </table:table-cell>
          <table:table-cell office:value-type="string" table:style-name="ce6">
            <text:p>Taipe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慶泰⼤飯店</text:span></text:p>
          </table:table-cell>
          <table:table-cell office:value-type="string" table:style-name="ce6">
            <text:p>Taipei</text:p>
          </table:table-cell>
          <table:table-cell office:value-type="float" office:value="150" table:style-name="ce6">
            <text:p>150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<text:span text:style-name="T1">0.09%</text:span></text:p>
          </table:table-cell>
          <table:table-cell office:value-type="float" office:value="1800" table:style-name="ce6">
            <text:p>1800</text:p>
          </table:table-cell>
          <table:table-cell office:value-type="float" office:value="7200" table:style-name="ce6">
            <text:p>7200</text:p>
          </table:table-cell>
          <table:table-cell office:value-type="float" office:value="8700" table:style-name="ce6">
            <text:p>8700</text:p>
          </table:table-cell>
          <table:table-cell office:value-type="float" office:value="152541" table:style-name="ce1">
            <text:p>15254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Gala</text:span><text:span text:style-name="T1"><text:s/>Hotel</text:span></text:p>
          </table:table-cell>
          <table:table-cell office:value-type="string" table:style-name="ce6">
            <text:p>Taipe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洛碁⼤飯店花華本館</text:span></text:p>
          </table:table-cell>
          <table:table-cell office:value-type="string" table:style-name="ce6">
            <text:p>Taipei</text:p>
          </table:table-cell>
          <table:table-cell office:value-type="float" office:value="112" table:style-name="ce6">
            <text:p>112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<text:span text:style-name="T1">0.20%</text:span></text:p>
          </table:table-cell>
          <table:table-cell office:value-type="float" office:value="1195" table:style-name="ce6">
            <text:p>1195</text:p>
          </table:table-cell>
          <table:table-cell office:value-type="float" office:value="8368" table:style-name="ce6">
            <text:p>8368</text:p>
          </table:table-cell>
          <table:table-cell office:value-type="float" office:value="0" table:style-name="ce6">
            <text:p>0</text:p>
          </table:table-cell>
          <table:table-cell office:value-type="float" office:value="8368" table:style-name="ce1">
            <text:p>8368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Flora</text:span><text:span text:style-name="T1"><text:s/>Hotel</text:span><text:span text:style-name="T1"><text:s/>Main</text:span></text:p>
          </table:table-cell>
          <table:table-cell office:value-type="string" table:style-name="ce6">
            <text:p>Taipe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歐華酒店</text:span></text:p>
          </table:table-cell>
          <table:table-cell office:value-type="string" table:style-name="ce6">
            <text:p>Taipei</text:p>
          </table:table-cell>
          <table:table-cell office:value-type="float" office:value="112" table:style-name="ce6">
            <text:p>112</text:p>
          </table:table-cell>
          <table:table-cell office:value-type="float" office:value="181" table:style-name="ce6">
            <text:p>181</text:p>
          </table:table-cell>
          <table:table-cell office:value-type="string" table:style-name="ce7">
            <text:p><text:span text:style-name="T1">5.21%</text:span></text:p>
          </table:table-cell>
          <table:table-cell office:value-type="float" office:value="2603" table:style-name="ce6">
            <text:p>2603</text:p>
          </table:table-cell>
          <table:table-cell office:value-type="float" office:value="471182" table:style-name="ce6">
            <text:p>471182</text:p>
          </table:table-cell>
          <table:table-cell office:value-type="float" office:value="3778118" table:style-name="ce6">
            <text:p>3778118</text:p>
          </table:table-cell>
          <table:table-cell office:value-type="float" office:value="4747547" table:style-name="ce1">
            <text:p>4747547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The</text:span><text:span text:style-name="T1"><text:s/>Riviera</text:span><text:span text:style-name="T1"><text:s/>Hotel</text:span></text:p>
          </table:table-cell>
          <table:table-cell office:value-type="string" table:style-name="ce6">
            <text:p>Taipe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福容⼤飯店</text:span><text:span text:style-name="T2"><text:s/>台北一館</text:span></text:p>
          </table:table-cell>
          <table:table-cell office:value-type="string" table:style-name="ce6">
            <text:p>Taipei</text:p>
          </table:table-cell>
          <table:table-cell office:value-type="float" office:value="120" table:style-name="ce6">
            <text:p>120</text:p>
          </table:table-cell>
          <table:table-cell office:value-type="float" office:value="242" table:style-name="ce6">
            <text:p>242</text:p>
          </table:table-cell>
          <table:table-cell office:value-type="string" table:style-name="ce7">
            <text:p><text:span text:style-name="T1">6.51%</text:span></text:p>
          </table:table-cell>
          <table:table-cell office:value-type="float" office:value="2287" table:style-name="ce6">
            <text:p>2287</text:p>
          </table:table-cell>
          <table:table-cell office:value-type="float" office:value="553488" table:style-name="ce6">
            <text:p>553488</text:p>
          </table:table-cell>
          <table:table-cell office:value-type="float" office:value="4927786" table:style-name="ce6">
            <text:p>4927786</text:p>
          </table:table-cell>
          <table:table-cell office:value-type="float" office:value="6056246" table:style-name="ce1">
            <text:p>605624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Fullon</text:span><text:span text:style-name="T1"><text:s/>Hotel</text:span><text:span text:style-name="T1"><text:s/>Taipei,Central</text:span></text:p>
          </table:table-cell>
          <table:table-cell office:value-type="string" table:style-name="ce6">
            <text:p>Taipe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⾸都⼤飯店</text:span></text:p>
          </table:table-cell>
          <table:table-cell office:value-type="string" table:style-name="ce6">
            <text:p>Taipei</text:p>
          </table:table-cell>
          <table:table-cell office:value-type="float" office:value="129" table:style-name="ce6">
            <text:p>129</text:p>
          </table:table-cell>
          <table:table-cell office:value-type="float" office:value="323" table:style-name="ce6">
            <text:p>323</text:p>
          </table:table-cell>
          <table:table-cell office:value-type="string" table:style-name="ce7">
            <text:p><text:span text:style-name="T1">8.08%</text:span></text:p>
          </table:table-cell>
          <table:table-cell office:value-type="float" office:value="2102" table:style-name="ce6">
            <text:p>2102</text:p>
          </table:table-cell>
          <table:table-cell office:value-type="float" office:value="678900" table:style-name="ce6">
            <text:p>678900</text:p>
          </table:table-cell>
          <table:table-cell office:value-type="float" office:value="1331914" table:style-name="ce6">
            <text:p>1331914</text:p>
          </table:table-cell>
          <table:table-cell office:value-type="float" office:value="2543521" table:style-name="ce1">
            <text:p>25435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Capital</text:span><text:span text:style-name="T1"><text:s/>Hotel</text:span></text:p>
          </table:table-cell>
          <table:table-cell office:value-type="string" table:style-name="ce6">
            <text:p>Taipe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台北君品⼤酒店</text:span></text:p>
          </table:table-cell>
          <table:table-cell office:value-type="string" table:style-name="ce6">
            <text:p>Taipei</text:p>
          </table:table-cell>
          <table:table-cell office:value-type="float" office:value="286" table:style-name="ce6">
            <text:p>286</text:p>
          </table:table-cell>
          <table:table-cell office:value-type="float" office:value="1184" table:style-name="ce6">
            <text:p>1184</text:p>
          </table:table-cell>
          <table:table-cell office:value-type="string" table:style-name="ce7">
            <text:p><text:span text:style-name="T1">13.35%</text:span></text:p>
          </table:table-cell>
          <table:table-cell office:value-type="float" office:value="2631" table:style-name="ce6">
            <text:p>2631</text:p>
          </table:table-cell>
          <table:table-cell office:value-type="float" office:value="3114903" table:style-name="ce6">
            <text:p>3114903</text:p>
          </table:table-cell>
          <table:table-cell office:value-type="float" office:value="31623094" table:style-name="ce6">
            <text:p>31623094</text:p>
          </table:table-cell>
          <table:table-cell office:value-type="float" office:value="37597938" table:style-name="ce1">
            <text:p>37597938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Palais</text:span><text:span text:style-name="T1"><text:s/>De</text:span><text:span text:style-name="T1"><text:s/>Chine</text:span><text:span text:style-name="T1"><text:s/>Hotel</text:span><text:span text:style-name="T1"><text:s/>Taipei</text:span></text:p>
          </table:table-cell>
          <table:table-cell office:value-type="string" table:style-name="ce6">
            <text:p>Taipe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台北花園⼤酒店</text:span></text:p>
          </table:table-cell>
          <table:table-cell office:value-type="string" table:style-name="ce6">
            <text:p>Taipei</text:p>
          </table:table-cell>
          <table:table-cell office:value-type="float" office:value="241" table:style-name="ce6">
            <text:p>241</text:p>
          </table:table-cell>
          <table:table-cell office:value-type="float" office:value="1281" table:style-name="ce6">
            <text:p>1281</text:p>
          </table:table-cell>
          <table:table-cell office:value-type="string" table:style-name="ce7">
            <text:p><text:span text:style-name="T1">17.15%</text:span></text:p>
          </table:table-cell>
          <table:table-cell office:value-type="float" office:value="996" table:style-name="ce6">
            <text:p>996</text:p>
          </table:table-cell>
          <table:table-cell office:value-type="float" office:value="1276330" table:style-name="ce6">
            <text:p>1276330</text:p>
          </table:table-cell>
          <table:table-cell office:value-type="float" office:value="11596481" table:style-name="ce6">
            <text:p>11596481</text:p>
          </table:table-cell>
          <table:table-cell office:value-type="float" office:value="14318020" table:style-name="ce1">
            <text:p>1431802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Taipei</text:span><text:span text:style-name="T1"><text:s/>Garden</text:span><text:span text:style-name="T1"><text:s/>Hotel</text:span></text:p>
          </table:table-cell>
          <table:table-cell office:value-type="string" table:style-name="ce6">
            <text:p>Taipe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⽇勝⽣加賀屋國際溫泉飯店</text:span></text:p>
          </table:table-cell>
          <table:table-cell office:value-type="string" table:style-name="ce6">
            <text:p>Taipei</text:p>
          </table:table-cell>
          <table:table-cell office:value-type="float" office:value="90" table:style-name="ce6">
            <text:p>90</text:p>
          </table:table-cell>
          <table:table-cell office:value-type="float" office:value="1567" table:style-name="ce6">
            <text:p>1567</text:p>
          </table:table-cell>
          <table:table-cell office:value-type="string" table:style-name="ce7">
            <text:p><text:span text:style-name="T1">56.16%</text:span></text:p>
          </table:table-cell>
          <table:table-cell office:value-type="float" office:value="3496" table:style-name="ce6">
            <text:p>3496</text:p>
          </table:table-cell>
          <table:table-cell office:value-type="float" office:value="5478761" table:style-name="ce6">
            <text:p>5478761</text:p>
          </table:table-cell>
          <table:table-cell office:value-type="float" office:value="5946013" table:style-name="ce6">
            <text:p>5946013</text:p>
          </table:table-cell>
          <table:table-cell office:value-type="float" office:value="14121641" table:style-name="ce1">
            <text:p>1412164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Radium-Kagaya</text:span></text:p>
          </table:table-cell>
          <table:table-cell office:value-type="string" table:style-name="ce6">
            <text:p>Taipe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北投麗禧溫泉酒店</text:span></text:p>
          </table:table-cell>
          <table:table-cell office:value-type="string" table:style-name="ce6">
            <text:p>Taipei</text:p>
          </table:table-cell>
          <table:table-cell office:value-type="float" office:value="66" table:style-name="ce6">
            <text:p>66</text:p>
          </table:table-cell>
          <table:table-cell office:value-type="float" office:value="293" table:style-name="ce6">
            <text:p>293</text:p>
          </table:table-cell>
          <table:table-cell office:value-type="string" table:style-name="ce7">
            <text:p><text:span text:style-name="T1">14.32%</text:span></text:p>
          </table:table-cell>
          <table:table-cell office:value-type="float" office:value="13319" table:style-name="ce6">
            <text:p>13319</text:p>
          </table:table-cell>
          <table:table-cell office:value-type="float" office:value="3902600" table:style-name="ce6">
            <text:p>3902600</text:p>
          </table:table-cell>
          <table:table-cell office:value-type="float" office:value="2652798" table:style-name="ce6">
            <text:p>2652798</text:p>
          </table:table-cell>
          <table:table-cell office:value-type="float" office:value="10546141" table:style-name="ce1">
            <text:p>1054614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Grand</text:span><text:span text:style-name="T1"><text:s/>View</text:span><text:span text:style-name="T1"><text:s/>Resort</text:span><text:span text:style-name="T1"><text:s/>Beitou</text:span></text:p>
          </table:table-cell>
          <table:table-cell office:value-type="string" table:style-name="ce6">
            <text:p>Taipe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寒舍艾麗酒店</text:span></text:p>
          </table:table-cell>
          <table:table-cell office:value-type="string" table:style-name="ce6">
            <text:p>Taipei</text:p>
          </table:table-cell>
          <table:table-cell office:value-type="float" office:value="235" table:style-name="ce6">
            <text:p>235</text:p>
          </table:table-cell>
          <table:table-cell office:value-type="float" office:value="3136" table:style-name="ce6">
            <text:p>3136</text:p>
          </table:table-cell>
          <table:table-cell office:value-type="string" table:style-name="ce7">
            <text:p><text:span text:style-name="T1">43.05%</text:span></text:p>
          </table:table-cell>
          <table:table-cell office:value-type="float" office:value="2856" table:style-name="ce6">
            <text:p>2856</text:p>
          </table:table-cell>
          <table:table-cell office:value-type="float" office:value="8957680" table:style-name="ce6">
            <text:p>8957680</text:p>
          </table:table-cell>
          <table:table-cell office:value-type="float" office:value="3350148" table:style-name="ce6">
            <text:p>3350148</text:p>
          </table:table-cell>
          <table:table-cell office:value-type="float" office:value="13990348" table:style-name="ce1">
            <text:p>13990348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Humble</text:span><text:span text:style-name="T1"><text:s/>House</text:span><text:span text:style-name="T1"><text:s/>Hotel</text:span><text:span text:style-name="T1"><text:s/>Taipei</text:span></text:p>
          </table:table-cell>
          <table:table-cell office:value-type="string" table:style-name="ce6">
            <text:p>Taipe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北投老爺酒店</text:span></text:p>
          </table:table-cell>
          <table:table-cell office:value-type="string" table:style-name="ce6">
            <text:p>Taipei</text:p>
          </table:table-cell>
          <table:table-cell office:value-type="float" office:value="50" table:style-name="ce6">
            <text:p>50</text:p>
          </table:table-cell>
          <table:table-cell office:value-type="float" office:value="500" table:style-name="ce6">
            <text:p>500</text:p>
          </table:table-cell>
          <table:table-cell office:value-type="string" table:style-name="ce7">
            <text:p><text:span text:style-name="T1">32.26%</text:span></text:p>
          </table:table-cell>
          <table:table-cell office:value-type="float" office:value="4382" table:style-name="ce6">
            <text:p>4382</text:p>
          </table:table-cell>
          <table:table-cell office:value-type="float" office:value="2190988" table:style-name="ce6">
            <text:p>2190988</text:p>
          </table:table-cell>
          <table:table-cell office:value-type="float" office:value="2754166" table:style-name="ce6">
            <text:p>2754166</text:p>
          </table:table-cell>
          <table:table-cell office:value-type="float" office:value="5586021" table:style-name="ce1">
            <text:p>5586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Hotel</text:span><text:span text:style-name="T1"><text:s/>Royal</text:span><text:span text:style-name="T1"><text:s/>Beitou</text:span></text:p>
          </table:table-cell>
          <table:table-cell office:value-type="string" table:style-name="ce6">
            <text:p>Taipe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台北有園飯店</text:span></text:p>
          </table:table-cell>
          <table:table-cell office:value-type="string" table:style-name="ce6">
            <text:p>Taipei</text:p>
          </table:table-cell>
          <table:table-cell office:value-type="float" office:value="56" table:style-name="ce6">
            <text:p>56</text:p>
          </table:table-cell>
          <table:table-cell office:value-type="float" office:value="147" table:style-name="ce6">
            <text:p>147</text:p>
          </table:table-cell>
          <table:table-cell office:value-type="string" table:style-name="ce7">
            <text:p><text:span text:style-name="T1">8.47%</text:span></text:p>
          </table:table-cell>
          <table:table-cell office:value-type="float" office:value="2334" table:style-name="ce6">
            <text:p>2334</text:p>
          </table:table-cell>
          <table:table-cell office:value-type="float" office:value="343027" table:style-name="ce6">
            <text:p>343027</text:p>
          </table:table-cell>
          <table:table-cell office:value-type="float" office:value="0" table:style-name="ce6">
            <text:p>0</text:p>
          </table:table-cell>
          <table:table-cell office:value-type="float" office:value="1323174" table:style-name="ce1">
            <text:p>1323174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U</text:span><text:span text:style-name="T1"><text:s/>HOTEL</text:span><text:span text:style-name="T1"><text:s/>TAIPEI</text:span></text:p>
          </table:table-cell>
          <table:table-cell office:value-type="string" table:style-name="ce6">
            <text:p>Taipe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合尊酒店</text:span></text:p>
          </table:table-cell>
          <table:table-cell office:value-type="string" table:style-name="ce6">
            <text:p>Taipei</text:p>
          </table:table-cell>
          <table:table-cell office:value-type="float" office:value="101" table:style-name="ce6">
            <text:p>101</text:p>
          </table:table-cell>
          <table:table-cell office:value-type="float" office:value="1606" table:style-name="ce6">
            <text:p>1606</text:p>
          </table:table-cell>
          <table:table-cell office:value-type="string" table:style-name="ce7">
            <text:p><text:span text:style-name="T1">51.29%</text:span></text:p>
          </table:table-cell>
          <table:table-cell office:value-type="float" office:value="3026" table:style-name="ce6">
            <text:p>3026</text:p>
          </table:table-cell>
          <table:table-cell office:value-type="float" office:value="4860045" table:style-name="ce6">
            <text:p>4860045</text:p>
          </table:table-cell>
          <table:table-cell office:value-type="float" office:value="2061675" table:style-name="ce6">
            <text:p>2061675</text:p>
          </table:table-cell>
          <table:table-cell office:value-type="float" office:value="7623225" table:style-name="ce1">
            <text:p>7623225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S</text:span><text:span text:style-name="T1"><text:s/>Hotel</text:span></text:p>
          </table:table-cell>
          <table:table-cell office:value-type="string" table:style-name="ce6">
            <text:p>Taipe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台北中⼭雅樂軒酒店</text:span></text:p>
          </table:table-cell>
          <table:table-cell office:value-type="string" table:style-name="ce6">
            <text:p>Taipei</text:p>
          </table:table-cell>
          <table:table-cell office:value-type="float" office:value="88" table:style-name="ce6">
            <text:p>88</text:p>
          </table:table-cell>
          <table:table-cell office:value-type="float" office:value="522" table:style-name="ce6">
            <text:p>522</text:p>
          </table:table-cell>
          <table:table-cell office:value-type="string" table:style-name="ce7">
            <text:p><text:span text:style-name="T1">19.13%</text:span></text:p>
          </table:table-cell>
          <table:table-cell office:value-type="float" office:value="2159" table:style-name="ce6">
            <text:p>2159</text:p>
          </table:table-cell>
          <table:table-cell office:value-type="float" office:value="1127001" table:style-name="ce6">
            <text:p>1127001</text:p>
          </table:table-cell>
          <table:table-cell office:value-type="float" office:value="299957" table:style-name="ce6">
            <text:p>299957</text:p>
          </table:table-cell>
          <table:table-cell office:value-type="float" office:value="1576545" table:style-name="ce1">
            <text:p>1576545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Aloft</text:span><text:span text:style-name="T1"><text:s/>Taipei</text:span><text:span text:style-name="T1"><text:s/>Zhongshan</text:span></text:p>
          </table:table-cell>
          <table:table-cell office:value-type="string" table:style-name="ce6">
            <text:p>Taipe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義華酒店</text:span></text:p>
          </table:table-cell>
          <table:table-cell office:value-type="string" table:style-name="ce6">
            <text:p>Taipei</text:p>
          </table:table-cell>
          <table:table-cell office:value-type="float" office:value="149" table:style-name="ce6">
            <text:p>149</text:p>
          </table:table-cell>
          <table:table-cell office:value-type="float" office:value="629" table:style-name="ce6">
            <text:p>629</text:p>
          </table:table-cell>
          <table:table-cell office:value-type="string" table:style-name="ce7">
            <text:p><text:span text:style-name="T1">13.62%</text:span></text:p>
          </table:table-cell>
          <table:table-cell office:value-type="float" office:value="3046" table:style-name="ce6">
            <text:p>3046</text:p>
          </table:table-cell>
          <table:table-cell office:value-type="float" office:value="1915934" table:style-name="ce6">
            <text:p>1915934</text:p>
          </table:table-cell>
          <table:table-cell office:value-type="float" office:value="91767" table:style-name="ce6">
            <text:p>91767</text:p>
          </table:table-cell>
          <table:table-cell office:value-type="float" office:value="2502992" table:style-name="ce1">
            <text:p>2502992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YIHUA</text:span><text:span text:style-name="T1"><text:s/>Hotel</text:span></text:p>
          </table:table-cell>
          <table:table-cell office:value-type="string" table:style-name="ce6">
            <text:p>Taipe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華園⼤飯店</text:span></text:p>
          </table:table-cell>
          <table:table-cell office:value-type="string" table:style-name="ce6">
            <text:p>Kaohsiung</text:p>
          </table:table-cell>
          <table:table-cell office:value-type="float" office:value="269" table:style-name="ce6">
            <text:p>269</text:p>
          </table:table-cell>
          <table:table-cell office:value-type="float" office:value="1129" table:style-name="ce6">
            <text:p>1129</text:p>
          </table:table-cell>
          <table:table-cell office:value-type="string" table:style-name="ce7">
            <text:p><text:span text:style-name="T1">13.54%</text:span></text:p>
          </table:table-cell>
          <table:table-cell office:value-type="float" office:value="1339" table:style-name="ce6">
            <text:p>1339</text:p>
          </table:table-cell>
          <table:table-cell office:value-type="float" office:value="1511477" table:style-name="ce6">
            <text:p>1511477</text:p>
          </table:table-cell>
          <table:table-cell office:value-type="float" office:value="1984918" table:style-name="ce6">
            <text:p>1984918</text:p>
          </table:table-cell>
          <table:table-cell office:value-type="float" office:value="4001006" table:style-name="ce1">
            <text:p>400100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Hotel</text:span><text:span text:style-name="T1"><text:s/>Holiday</text:span><text:span text:style-name="T1"><text:s/>Garden</text:span><text:span text:style-name="T1"><text:s/>Kaohsiung</text:span></text:p>
          </table:table-cell>
          <table:table-cell office:value-type="string" table:style-name="ce6">
            <text:p>Kaohsiung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⾼雄國賓⼤飯店</text:span></text:p>
          </table:table-cell>
          <table:table-cell office:value-type="string" table:style-name="ce6">
            <text:p>Kaohsiung</text:p>
          </table:table-cell>
          <table:table-cell office:value-type="float" office:value="453" table:style-name="ce6">
            <text:p>453</text:p>
          </table:table-cell>
          <table:table-cell office:value-type="float" office:value="4290" table:style-name="ce6">
            <text:p>4290</text:p>
          </table:table-cell>
          <table:table-cell office:value-type="string" table:style-name="ce7">
            <text:p><text:span text:style-name="T1">30.55%</text:span></text:p>
          </table:table-cell>
          <table:table-cell office:value-type="float" office:value="1814" table:style-name="ce6">
            <text:p>1814</text:p>
          </table:table-cell>
          <table:table-cell office:value-type="float" office:value="7782874" table:style-name="ce6">
            <text:p>7782874</text:p>
          </table:table-cell>
          <table:table-cell office:value-type="float" office:value="19501024" table:style-name="ce6">
            <text:p>19501024</text:p>
          </table:table-cell>
          <table:table-cell office:value-type="float" office:value="28388056" table:style-name="ce1">
            <text:p>2838805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The</text:span><text:span text:style-name="T1"><text:s/>Ambassador</text:span><text:span text:style-name="T1"><text:s/>Hotel</text:span><text:span text:style-name="T1"><text:s/>Kaohsiung</text:span></text:p>
          </table:table-cell>
          <table:table-cell office:value-type="string" table:style-name="ce6">
            <text:p>Kaohsiung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漢來⼤飯店</text:span></text:p>
          </table:table-cell>
          <table:table-cell office:value-type="string" table:style-name="ce6">
            <text:p>Kaohsiung</text:p>
          </table:table-cell>
          <table:table-cell office:value-type="float" office:value="535" table:style-name="ce6">
            <text:p>535</text:p>
          </table:table-cell>
          <table:table-cell office:value-type="float" office:value="3012" table:style-name="ce6">
            <text:p>3012</text:p>
          </table:table-cell>
          <table:table-cell office:value-type="string" table:style-name="ce7">
            <text:p><text:span text:style-name="T1">18.16%</text:span></text:p>
          </table:table-cell>
          <table:table-cell office:value-type="float" office:value="2478" table:style-name="ce6">
            <text:p>2478</text:p>
          </table:table-cell>
          <table:table-cell office:value-type="float" office:value="7463378" table:style-name="ce6">
            <text:p>7463378</text:p>
          </table:table-cell>
          <table:table-cell office:value-type="float" office:value="39616128" table:style-name="ce6">
            <text:p>39616128</text:p>
          </table:table-cell>
          <table:table-cell office:value-type="float" office:value="59459746" table:style-name="ce1">
            <text:p>5945974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GRAND</text:span><text:span text:style-name="T1"><text:s/>HI-LAI</text:span><text:span text:style-name="T1"><text:s/>HOTEL</text:span></text:p>
          </table:table-cell>
          <table:table-cell office:value-type="string" table:style-name="ce6">
            <text:p>Kaohsiung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⾼雄福華⼤飯店</text:span></text:p>
          </table:table-cell>
          <table:table-cell office:value-type="string" table:style-name="ce6">
            <text:p>Kaohsiung</text:p>
          </table:table-cell>
          <table:table-cell office:value-type="float" office:value="271" table:style-name="ce6">
            <text:p>271</text:p>
          </table:table-cell>
          <table:table-cell office:value-type="float" office:value="2188" table:style-name="ce6">
            <text:p>2188</text:p>
          </table:table-cell>
          <table:table-cell office:value-type="string" table:style-name="ce7">
            <text:p><text:span text:style-name="T1">26.04%</text:span></text:p>
          </table:table-cell>
          <table:table-cell office:value-type="float" office:value="1947" table:style-name="ce6">
            <text:p>1947</text:p>
          </table:table-cell>
          <table:table-cell office:value-type="float" office:value="4260739" table:style-name="ce6">
            <text:p>4260739</text:p>
          </table:table-cell>
          <table:table-cell office:value-type="float" office:value="11200044" table:style-name="ce6">
            <text:p>11200044</text:p>
          </table:table-cell>
          <table:table-cell office:value-type="float" office:value="17403047" table:style-name="ce1">
            <text:p>17403047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Howard</text:span><text:span text:style-name="T1"><text:s/>Plaza</text:span><text:span text:style-name="T1"><text:s/>Hotel</text:span><text:span text:style-name="T1"><text:s/>Kaohsiung</text:span></text:p>
          </table:table-cell>
          <table:table-cell office:value-type="string" table:style-name="ce6">
            <text:p>Kaohsiung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寒軒國際⼤飯店</text:span></text:p>
          </table:table-cell>
          <table:table-cell office:value-type="string" table:style-name="ce6">
            <text:p>Kaohsiung</text:p>
          </table:table-cell>
          <table:table-cell office:value-type="float" office:value="380" table:style-name="ce6">
            <text:p>380</text:p>
          </table:table-cell>
          <table:table-cell office:value-type="float" office:value="633" table:style-name="ce6">
            <text:p>633</text:p>
          </table:table-cell>
          <table:table-cell office:value-type="string" table:style-name="ce7">
            <text:p><text:span text:style-name="T1">5.37%</text:span></text:p>
          </table:table-cell>
          <table:table-cell office:value-type="float" office:value="1752" table:style-name="ce6">
            <text:p>1752</text:p>
          </table:table-cell>
          <table:table-cell office:value-type="float" office:value="1109302" table:style-name="ce6">
            <text:p>1109302</text:p>
          </table:table-cell>
          <table:table-cell office:value-type="float" office:value="6173919" table:style-name="ce6">
            <text:p>6173919</text:p>
          </table:table-cell>
          <table:table-cell office:value-type="float" office:value="7559767" table:style-name="ce1">
            <text:p>7559767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Han-Hsien</text:span><text:span text:style-name="T1"><text:s/>lnternational</text:span><text:span text:style-name="T1"><text:s/>Hotel</text:span></text:p>
          </table:table-cell>
          <table:table-cell office:value-type="string" table:style-name="ce6">
            <text:p>Kaohsiung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麗尊⼤酒店</text:span></text:p>
          </table:table-cell>
          <table:table-cell office:value-type="string" table:style-name="ce6">
            <text:p>Kaohsiung</text:p>
          </table:table-cell>
          <table:table-cell office:value-type="float" office:value="188" table:style-name="ce6">
            <text:p>188</text:p>
          </table:table-cell>
          <table:table-cell office:value-type="float" office:value="1055" table:style-name="ce6">
            <text:p>1055</text:p>
          </table:table-cell>
          <table:table-cell office:value-type="string" table:style-name="ce7">
            <text:p><text:span text:style-name="T1">18.10%</text:span></text:p>
          </table:table-cell>
          <table:table-cell office:value-type="float" office:value="2028" table:style-name="ce6">
            <text:p>2028</text:p>
          </table:table-cell>
          <table:table-cell office:value-type="float" office:value="2139272" table:style-name="ce6">
            <text:p>2139272</text:p>
          </table:table-cell>
          <table:table-cell office:value-type="float" office:value="7779492" table:style-name="ce6">
            <text:p>7779492</text:p>
          </table:table-cell>
          <table:table-cell office:value-type="float" office:value="10331608" table:style-name="ce1">
            <text:p>10331608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The</text:span><text:span text:style-name="T1"><text:s/>Lees</text:span><text:span text:style-name="T1"><text:s/>Hotel</text:span></text:p>
          </table:table-cell>
          <table:table-cell office:value-type="string" table:style-name="ce6">
            <text:p>Kaohsiung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義⼤皇家酒店</text:span></text:p>
          </table:table-cell>
          <table:table-cell office:value-type="string" table:style-name="ce6">
            <text:p>Kaohsiung</text:p>
          </table:table-cell>
          <table:table-cell office:value-type="float" office:value="656" table:style-name="ce6">
            <text:p>656</text:p>
          </table:table-cell>
          <table:table-cell office:value-type="float" office:value="2810" table:style-name="ce6">
            <text:p>2810</text:p>
          </table:table-cell>
          <table:table-cell office:value-type="string" table:style-name="ce7">
            <text:p><text:span text:style-name="T1">13.82%</text:span></text:p>
          </table:table-cell>
          <table:table-cell office:value-type="float" office:value="2048" table:style-name="ce6">
            <text:p>2048</text:p>
          </table:table-cell>
          <table:table-cell office:value-type="float" office:value="5754766" table:style-name="ce6">
            <text:p>5754766</text:p>
          </table:table-cell>
          <table:table-cell office:value-type="float" office:value="5458899" table:style-name="ce6">
            <text:p>5458899</text:p>
          </table:table-cell>
          <table:table-cell office:value-type="float" office:value="12899676" table:style-name="ce1">
            <text:p>1289967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E-DA</text:span><text:span text:style-name="T1"><text:s/>Royal</text:span><text:span text:style-name="T1"><text:s/>Hotel</text:span></text:p>
          </table:table-cell>
          <table:table-cell office:value-type="string" table:style-name="ce6">
            <text:p>Kaohsiung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福容⼤飯店</text:span><text:span text:style-name="T2"><text:s/>⾼雄</text:span></text:p>
          </table:table-cell>
          <table:table-cell office:value-type="string" table:style-name="ce6">
            <text:p>Kaohsiung</text:p>
          </table:table-cell>
          <table:table-cell office:value-type="float" office:value="250" table:style-name="ce6">
            <text:p>250</text:p>
          </table:table-cell>
          <table:table-cell office:value-type="float" office:value="1325" table:style-name="ce6">
            <text:p>1325</text:p>
          </table:table-cell>
          <table:table-cell office:value-type="string" table:style-name="ce7">
            <text:p><text:span text:style-name="T1">17.10%</text:span></text:p>
          </table:table-cell>
          <table:table-cell office:value-type="float" office:value="1756" table:style-name="ce6">
            <text:p>1756</text:p>
          </table:table-cell>
          <table:table-cell office:value-type="float" office:value="2327223" table:style-name="ce6">
            <text:p>2327223</text:p>
          </table:table-cell>
          <table:table-cell office:value-type="float" office:value="1676569" table:style-name="ce6">
            <text:p>1676569</text:p>
          </table:table-cell>
          <table:table-cell office:value-type="float" office:value="4004353" table:style-name="ce1">
            <text:p>4004353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Fullon</text:span><text:span text:style-name="T1"><text:s/>Hotel</text:span><text:span text:style-name="T1"><text:s/>Kaohsiung</text:span></text:p>
          </table:table-cell>
          <table:table-cell office:value-type="string" table:style-name="ce6">
            <text:p>Kaohsiung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晶英國際⾏館</text:p>
          </table:table-cell>
          <table:table-cell office:value-type="string" table:style-name="ce6">
            <text:p>Kaohsiung</text:p>
          </table:table-cell>
          <table:table-cell office:value-type="float" office:value="147" table:style-name="ce6">
            <text:p>147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<text:span text:style-name="T1">0.00%</text:span></text:p>
          </table:table-cell>
          <table:table-cell office:value-type="float" office:value="0" table:style-name="ce6">
            <text:p>0</text:p>
          </table:table-cell>
          <table:table-cell office:value-type="float" office:value="3874007" table:style-name="ce6">
            <text:p>3874007</text:p>
          </table:table-cell>
          <table:table-cell office:value-type="float" office:value="10980830" table:style-name="ce6">
            <text:p>10980830</text:p>
          </table:table-cell>
          <table:table-cell office:value-type="float" office:value="16929441" table:style-name="ce1">
            <text:p>1692944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Silks</text:span><text:span text:style-name="T1"><text:s/>Club</text:span></text:p>
          </table:table-cell>
          <table:table-cell office:value-type="string" table:style-name="ce6">
            <text:p>Kaohsiung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全國⼤飯店</text:span></text:p>
          </table:table-cell>
          <table:table-cell office:value-type="string" table:style-name="ce6">
            <text:p>Taichung</text:p>
          </table:table-cell>
          <table:table-cell office:value-type="float" office:value="178" table:style-name="ce6">
            <text:p>178</text:p>
          </table:table-cell>
          <table:table-cell office:value-type="float" office:value="1072" table:style-name="ce6">
            <text:p>1072</text:p>
          </table:table-cell>
          <table:table-cell office:value-type="string" table:style-name="ce7">
            <text:p><text:span text:style-name="T1">19.43%</text:span></text:p>
          </table:table-cell>
          <table:table-cell office:value-type="float" office:value="1792" table:style-name="ce6">
            <text:p>1792</text:p>
          </table:table-cell>
          <table:table-cell office:value-type="float" office:value="1921070" table:style-name="ce6">
            <text:p>1921070</text:p>
          </table:table-cell>
          <table:table-cell office:value-type="float" office:value="6247825" table:style-name="ce6">
            <text:p>6247825</text:p>
          </table:table-cell>
          <table:table-cell office:value-type="float" office:value="15333751" table:style-name="ce1">
            <text:p>1533375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Hotel</text:span><text:span text:style-name="T1"><text:s/>National</text:span></text:p>
          </table:table-cell>
          <table:table-cell office:value-type="string" table:style-name="ce6">
            <text:p>Taichung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⻑榮桂冠酒店</text:span><text:span text:style-name="T1">(</text:span><text:span text:style-name="T2">台中</text:span><text:span text:style-name="T1">)</text:span></text:p>
          </table:table-cell>
          <table:table-cell office:value-type="string" table:style-name="ce6">
            <text:p>Taichung</text:p>
          </table:table-cell>
          <table:table-cell office:value-type="float" office:value="354" table:style-name="ce6">
            <text:p>354</text:p>
          </table:table-cell>
          <table:table-cell office:value-type="float" office:value="2805" table:style-name="ce6">
            <text:p>2805</text:p>
          </table:table-cell>
          <table:table-cell office:value-type="string" table:style-name="ce7">
            <text:p><text:span text:style-name="T1">25.56%</text:span></text:p>
          </table:table-cell>
          <table:table-cell office:value-type="float" office:value="1977" table:style-name="ce6">
            <text:p>1977</text:p>
          </table:table-cell>
          <table:table-cell office:value-type="float" office:value="5546019" table:style-name="ce6">
            <text:p>5546019</text:p>
          </table:table-cell>
          <table:table-cell office:value-type="float" office:value="13398137" table:style-name="ce6">
            <text:p>13398137</text:p>
          </table:table-cell>
          <table:table-cell office:value-type="float" office:value="21520264" table:style-name="ce1">
            <text:p>21520264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Evergreen</text:span><text:span text:style-name="T1"><text:s/>Laurel</text:span><text:span text:style-name="T1"><text:s/>Hotel</text:span><text:span text:style-name="T1"><text:s/>(Taichung)</text:span></text:p>
          </table:table-cell>
          <table:table-cell office:value-type="string" table:style-name="ce6">
            <text:p>Taichung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台中福華⼤飯店</text:span></text:p>
          </table:table-cell>
          <table:table-cell office:value-type="string" table:style-name="ce6">
            <text:p>Taichung</text:p>
          </table:table-cell>
          <table:table-cell office:value-type="float" office:value="155" table:style-name="ce6">
            <text:p>155</text:p>
          </table:table-cell>
          <table:table-cell office:value-type="float" office:value="1664" table:style-name="ce6">
            <text:p>1664</text:p>
          </table:table-cell>
          <table:table-cell office:value-type="string" table:style-name="ce7">
            <text:p><text:span text:style-name="T1">34.63%</text:span></text:p>
          </table:table-cell>
          <table:table-cell office:value-type="float" office:value="2314" table:style-name="ce6">
            <text:p>2314</text:p>
          </table:table-cell>
          <table:table-cell office:value-type="float" office:value="3849839" table:style-name="ce6">
            <text:p>3849839</text:p>
          </table:table-cell>
          <table:table-cell office:value-type="float" office:value="4764984" table:style-name="ce6">
            <text:p>4764984</text:p>
          </table:table-cell>
          <table:table-cell office:value-type="float" office:value="9968131" table:style-name="ce1">
            <text:p>996813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Howard</text:span><text:span text:style-name="T1"><text:s/>Prince</text:span><text:span text:style-name="T1"><text:s/>Hotel</text:span><text:span text:style-name="T1"><text:s/>Taichung</text:span></text:p>
          </table:table-cell>
          <table:table-cell office:value-type="string" table:style-name="ce6">
            <text:p>Taichung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台中⾦典酒店</text:span></text:p>
          </table:table-cell>
          <table:table-cell office:value-type="string" table:style-name="ce6">
            <text:p>Taichung</text:p>
          </table:table-cell>
          <table:table-cell office:value-type="float" office:value="222" table:style-name="ce6">
            <text:p>222</text:p>
          </table:table-cell>
          <table:table-cell office:value-type="float" office:value="2308" table:style-name="ce6">
            <text:p>2308</text:p>
          </table:table-cell>
          <table:table-cell office:value-type="string" table:style-name="ce7">
            <text:p><text:span text:style-name="T1">33.54%</text:span></text:p>
          </table:table-cell>
          <table:table-cell office:value-type="float" office:value="2359" table:style-name="ce6">
            <text:p>2359</text:p>
          </table:table-cell>
          <table:table-cell office:value-type="float" office:value="5444700" table:style-name="ce6">
            <text:p>5444700</text:p>
          </table:table-cell>
          <table:table-cell office:value-type="float" office:value="9188326" table:style-name="ce6">
            <text:p>9188326</text:p>
          </table:table-cell>
          <table:table-cell office:value-type="float" office:value="19564982" table:style-name="ce1">
            <text:p>19564982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The</text:span><text:span text:style-name="T1"><text:s/>Splendor</text:span><text:span text:style-name="T1"><text:s/>Hotel</text:span><text:span text:style-name="T1"><text:s/>Taichung</text:span></text:p>
          </table:table-cell>
          <table:table-cell office:value-type="string" table:style-name="ce6">
            <text:p>Taichung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海灣藝術酒店</text:span></text:p>
          </table:table-cell>
          <table:table-cell office:value-type="string" table:style-name="ce6">
            <text:p>Taichung</text:p>
          </table:table-cell>
          <table:table-cell office:value-type="float" office:value="226" table:style-name="ce6">
            <text:p>226</text:p>
          </table:table-cell>
          <table:table-cell office:value-type="float" office:value="110" table:style-name="ce6">
            <text:p>110</text:p>
          </table:table-cell>
          <table:table-cell office:value-type="string" table:style-name="ce7">
            <text:p><text:span text:style-name="T1">1.57%</text:span></text:p>
          </table:table-cell>
          <table:table-cell office:value-type="float" office:value="1948" table:style-name="ce6">
            <text:p>1948</text:p>
          </table:table-cell>
          <table:table-cell office:value-type="float" office:value="214244" table:style-name="ce6">
            <text:p>214244</text:p>
          </table:table-cell>
          <table:table-cell office:value-type="float" office:value="593674" table:style-name="ce6">
            <text:p>593674</text:p>
          </table:table-cell>
          <table:table-cell office:value-type="float" office:value="1044646" table:style-name="ce1">
            <text:p>104464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HiONE</text:span><text:span text:style-name="T1"><text:s/>GALLERY</text:span><text:span text:style-name="T1"><text:s/>HOTEL</text:span><text:span text:style-name="T1"><text:s/>TAICHUNG</text:span></text:p>
          </table:table-cell>
          <table:table-cell office:value-type="string" table:style-name="ce6">
            <text:p>Taichung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裕元花園酒店</text:span></text:p>
          </table:table-cell>
          <table:table-cell office:value-type="string" table:style-name="ce6">
            <text:p>Taichung</text:p>
          </table:table-cell>
          <table:table-cell office:value-type="float" office:value="149" table:style-name="ce6">
            <text:p>149</text:p>
          </table:table-cell>
          <table:table-cell office:value-type="float" office:value="1617" table:style-name="ce6">
            <text:p>1617</text:p>
          </table:table-cell>
          <table:table-cell office:value-type="string" table:style-name="ce7">
            <text:p><text:span text:style-name="T1">35.01%</text:span></text:p>
          </table:table-cell>
          <table:table-cell office:value-type="float" office:value="2544" table:style-name="ce6">
            <text:p>2544</text:p>
          </table:table-cell>
          <table:table-cell office:value-type="float" office:value="4113962" table:style-name="ce6">
            <text:p>4113962</text:p>
          </table:table-cell>
          <table:table-cell office:value-type="float" office:value="16719245" table:style-name="ce6">
            <text:p>16719245</text:p>
          </table:table-cell>
          <table:table-cell office:value-type="float" office:value="24526387" table:style-name="ce1">
            <text:p>24526387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Windsor</text:span><text:span text:style-name="T1"><text:s/>Hotel</text:span></text:p>
          </table:table-cell>
          <table:table-cell office:value-type="string" table:style-name="ce6">
            <text:p>Taichung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台中港酒店</text:span></text:p>
          </table:table-cell>
          <table:table-cell office:value-type="string" table:style-name="ce6">
            <text:p>Taichung</text:p>
          </table:table-cell>
          <table:table-cell office:value-type="float" office:value="200" table:style-name="ce6">
            <text:p>200</text:p>
          </table:table-cell>
          <table:table-cell office:value-type="float" office:value="2610" table:style-name="ce6">
            <text:p>2610</text:p>
          </table:table-cell>
          <table:table-cell office:value-type="string" table:style-name="ce7">
            <text:p><text:span text:style-name="T1">42.10%</text:span></text:p>
          </table:table-cell>
          <table:table-cell office:value-type="float" office:value="2521" table:style-name="ce6">
            <text:p>2521</text:p>
          </table:table-cell>
          <table:table-cell office:value-type="float" office:value="6579352" table:style-name="ce6">
            <text:p>6579352</text:p>
          </table:table-cell>
          <table:table-cell office:value-type="float" office:value="1073050" table:style-name="ce6">
            <text:p>1073050</text:p>
          </table:table-cell>
          <table:table-cell office:value-type="float" office:value="8303167" table:style-name="ce1">
            <text:p>8303167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Taichung</text:span><text:span text:style-name="T1"><text:s/>Harbor</text:span><text:span text:style-name="T1"><text:s/>Hotel</text:span></text:p>
          </table:table-cell>
          <table:table-cell office:value-type="string" table:style-name="ce6">
            <text:p>Taichung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花蓮亞⼠都飯店</text:span></text:p>
          </table:table-cell>
          <table:table-cell office:value-type="string" table:style-name="ce6">
            <text:p>Hualien</text:p>
          </table:table-cell>
          <table:table-cell office:value-type="float" office:value="167" table:style-name="ce6">
            <text:p>167</text:p>
          </table:table-cell>
          <table:table-cell office:value-type="float" office:value="958" table:style-name="ce6">
            <text:p>958</text:p>
          </table:table-cell>
          <table:table-cell office:value-type="string" table:style-name="ce7">
            <text:p><text:span text:style-name="T1">18.50%</text:span></text:p>
          </table:table-cell>
          <table:table-cell office:value-type="float" office:value="898" table:style-name="ce6">
            <text:p>898</text:p>
          </table:table-cell>
          <table:table-cell office:value-type="float" office:value="860000" table:style-name="ce6">
            <text:p>860000</text:p>
          </table:table-cell>
          <table:table-cell office:value-type="float" office:value="360000" table:style-name="ce6">
            <text:p>360000</text:p>
          </table:table-cell>
          <table:table-cell office:value-type="float" office:value="1236226" table:style-name="ce1">
            <text:p>123622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Astar</text:span><text:span text:style-name="T1"><text:s/>Hotel</text:span></text:p>
          </table:table-cell>
          <table:table-cell office:value-type="string" table:style-name="ce6">
            <text:p>Hualie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花蓮翰品酒店</text:span></text:p>
          </table:table-cell>
          <table:table-cell office:value-type="string" table:style-name="ce6">
            <text:p>Hualien</text:p>
          </table:table-cell>
          <table:table-cell office:value-type="float" office:value="197" table:style-name="ce6">
            <text:p>197</text:p>
          </table:table-cell>
          <table:table-cell office:value-type="float" office:value="3366" table:style-name="ce6">
            <text:p>3366</text:p>
          </table:table-cell>
          <table:table-cell office:value-type="string" table:style-name="ce7">
            <text:p><text:span text:style-name="T1">55.12%</text:span></text:p>
          </table:table-cell>
          <table:table-cell office:value-type="float" office:value="1968" table:style-name="ce6">
            <text:p>1968</text:p>
          </table:table-cell>
          <table:table-cell office:value-type="float" office:value="6625811" table:style-name="ce6">
            <text:p>6625811</text:p>
          </table:table-cell>
          <table:table-cell office:value-type="float" office:value="5801190" table:style-name="ce6">
            <text:p>5801190</text:p>
          </table:table-cell>
          <table:table-cell office:value-type="float" office:value="12837662" table:style-name="ce1">
            <text:p>12837662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Hualien</text:span><text:span text:style-name="T1"><text:s/>Chateau</text:span><text:span text:style-name="T1"><text:s/>de</text:span><text:span text:style-name="T1"><text:s/>Chine</text:span><text:span text:style-name="T1"><text:s/>Hotel</text:span></text:p>
          </table:table-cell>
          <table:table-cell office:value-type="string" table:style-name="ce6">
            <text:p>Hualie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美侖⼤飯店</text:span></text:p>
          </table:table-cell>
          <table:table-cell office:value-type="string" table:style-name="ce6">
            <text:p>Hualien</text:p>
          </table:table-cell>
          <table:table-cell office:value-type="float" office:value="343" table:style-name="ce6">
            <text:p>343</text:p>
          </table:table-cell>
          <table:table-cell office:value-type="float" office:value="3706" table:style-name="ce6">
            <text:p>3706</text:p>
          </table:table-cell>
          <table:table-cell office:value-type="string" table:style-name="ce7">
            <text:p><text:span text:style-name="T1">34.85%</text:span></text:p>
          </table:table-cell>
          <table:table-cell office:value-type="float" office:value="1492" table:style-name="ce6">
            <text:p>1492</text:p>
          </table:table-cell>
          <table:table-cell office:value-type="float" office:value="5529588" table:style-name="ce6">
            <text:p>5529588</text:p>
          </table:table-cell>
          <table:table-cell office:value-type="float" office:value="2004313" table:style-name="ce6">
            <text:p>2004313</text:p>
          </table:table-cell>
          <table:table-cell office:value-type="float" office:value="7698344" table:style-name="ce1">
            <text:p>7698344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Parkview</text:span><text:span text:style-name="T1"><text:s/>Hotel</text:span></text:p>
          </table:table-cell>
          <table:table-cell office:value-type="string" table:style-name="ce6">
            <text:p>Hualie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遠雄悅來⼤飯店</text:span></text:p>
          </table:table-cell>
          <table:table-cell office:value-type="string" table:style-name="ce6">
            <text:p>Hualien</text:p>
          </table:table-cell>
          <table:table-cell office:value-type="float" office:value="381" table:style-name="ce6">
            <text:p>381</text:p>
          </table:table-cell>
          <table:table-cell office:value-type="float" office:value="8671" table:style-name="ce6">
            <text:p>8671</text:p>
          </table:table-cell>
          <table:table-cell office:value-type="string" table:style-name="ce7">
            <text:p><text:span text:style-name="T1">73.41%</text:span></text:p>
          </table:table-cell>
          <table:table-cell office:value-type="float" office:value="2012" table:style-name="ce6">
            <text:p>2012</text:p>
          </table:table-cell>
          <table:table-cell office:value-type="float" office:value="17443280" table:style-name="ce6">
            <text:p>17443280</text:p>
          </table:table-cell>
          <table:table-cell office:value-type="float" office:value="11946052" table:style-name="ce6">
            <text:p>11946052</text:p>
          </table:table-cell>
          <table:table-cell office:value-type="float" office:value="33731164" table:style-name="ce1">
            <text:p>33731164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Farglory</text:span><text:span text:style-name="T1"><text:s/>Hotel,</text:span><text:span text:style-name="T1"><text:s/>Hualien</text:span></text:p>
          </table:table-cell>
          <table:table-cell office:value-type="string" table:style-name="ce6">
            <text:p>Hualie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瑞穗天合國際觀光酒店</text:span></text:p>
          </table:table-cell>
          <table:table-cell office:value-type="string" table:style-name="ce6">
            <text:p>Hualien</text:p>
          </table:table-cell>
          <table:table-cell office:value-type="float" office:value="198" table:style-name="ce6">
            <text:p>198</text:p>
          </table:table-cell>
          <table:table-cell office:value-type="float" office:value="2932" table:style-name="ce6">
            <text:p>2932</text:p>
          </table:table-cell>
          <table:table-cell office:value-type="string" table:style-name="ce7">
            <text:p><text:span text:style-name="T1">47.77%</text:span></text:p>
          </table:table-cell>
          <table:table-cell office:value-type="float" office:value="5911" table:style-name="ce6">
            <text:p>5911</text:p>
          </table:table-cell>
          <table:table-cell office:value-type="float" office:value="17331800" table:style-name="ce6">
            <text:p>17331800</text:p>
          </table:table-cell>
          <table:table-cell office:value-type="float" office:value="9650287" table:style-name="ce6">
            <text:p>9650287</text:p>
          </table:table-cell>
          <table:table-cell office:value-type="float" office:value="31282500" table:style-name="ce1">
            <text:p>3128250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Grand</text:span><text:span text:style-name="T1"><text:s/>Cosmos</text:span><text:span text:style-name="T1"><text:s/>Resort</text:span><text:span text:style-name="T1"><text:s/>Ruisui,Hualien</text:span></text:p>
          </table:table-cell>
          <table:table-cell office:value-type="string" table:style-name="ce6">
            <text:p>Hualie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晶悅國際飯店</text:span></text:p>
          </table:table-cell>
          <table:table-cell office:value-type="string" table:style-name="ce6">
            <text:p>Taoyuan-Hsinchu-Miaoli</text:p>
          </table:table-cell>
          <table:table-cell office:value-type="float" office:value="388" table:style-name="ce6">
            <text:p>388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<text:span text:style-name="T1">0.00%</text:span>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786095" table:style-name="ce6">
            <text:p>1786095</text:p>
          </table:table-cell>
          <table:table-cell office:value-type="float" office:value="1964704" table:style-name="ce1">
            <text:p>1964704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Pleasant</text:span><text:span text:style-name="T1"><text:s/>Hotels</text:span><text:span text:style-name="T1"><text:s/>International</text:span></text:p>
          </table:table-cell>
          <table:table-cell office:value-type="string" table:style-name="ce6">
            <text:p>Taoyuan-Hsinchu-Miaol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尊爵天際⼤飯店</text:span></text:p>
          </table:table-cell>
          <table:table-cell office:value-type="string" table:style-name="ce6">
            <text:p>Taoyuan-Hsinchu-Miaoli</text:p>
          </table:table-cell>
          <table:table-cell office:value-type="float" office:value="250" table:style-name="ce6">
            <text:p>250</text:p>
          </table:table-cell>
          <table:table-cell office:value-type="float" office:value="1682" table:style-name="ce6">
            <text:p>1682</text:p>
          </table:table-cell>
          <table:table-cell office:value-type="string" table:style-name="ce7">
            <text:p><text:span text:style-name="T1">21.70%</text:span></text:p>
          </table:table-cell>
          <table:table-cell office:value-type="float" office:value="1615" table:style-name="ce6">
            <text:p>1615</text:p>
          </table:table-cell>
          <table:table-cell office:value-type="float" office:value="2716203" table:style-name="ce6">
            <text:p>2716203</text:p>
          </table:table-cell>
          <table:table-cell office:value-type="float" office:value="25992391" table:style-name="ce6">
            <text:p>25992391</text:p>
          </table:table-cell>
          <table:table-cell office:value-type="float" office:value="28801075" table:style-name="ce1">
            <text:p>28801075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Ｍ</text:span><text:span text:style-name="T1">onarch-Skyline</text:span><text:span text:style-name="T1"><text:s/>Hotel</text:span></text:p>
          </table:table-cell>
          <table:table-cell office:value-type="string" table:style-name="ce6">
            <text:p>Taoyuan-Hsinchu-Miaol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南⽅莊園渡假飯店</text:p>
          </table:table-cell>
          <table:table-cell office:value-type="string" table:style-name="ce6">
            <text:p>Taoyuan-Hsinchu-Miaoli</text:p>
          </table:table-cell>
          <table:table-cell office:value-type="float" office:value="111" table:style-name="ce6">
            <text:p>111</text:p>
          </table:table-cell>
          <table:table-cell office:value-type="float" office:value="1331" table:style-name="ce6">
            <text:p>1331</text:p>
          </table:table-cell>
          <table:table-cell office:value-type="string" table:style-name="ce7">
            <text:p><text:span text:style-name="T1">38.68%</text:span></text:p>
          </table:table-cell>
          <table:table-cell office:value-type="float" office:value="4601" table:style-name="ce6">
            <text:p>4601</text:p>
          </table:table-cell>
          <table:table-cell office:value-type="float" office:value="6124331" table:style-name="ce6">
            <text:p>6124331</text:p>
          </table:table-cell>
          <table:table-cell office:value-type="float" office:value="3755454" table:style-name="ce6">
            <text:p>3755454</text:p>
          </table:table-cell>
          <table:table-cell office:value-type="float" office:value="11750212" table:style-name="ce1">
            <text:p>11750212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South</text:span><text:span text:style-name="T1"><text:s/>Gardens</text:span><text:span text:style-name="T1"><text:s/>Resort</text:span></text:p>
          </table:table-cell>
          <table:table-cell office:value-type="string" table:style-name="ce6">
            <text:p>Taoyuan-Hsinchu-Miaol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台北諾富特華航桃園機場飯店</text:span></text:p>
          </table:table-cell>
          <table:table-cell office:value-type="string" table:style-name="ce6">
            <text:p>Taoyuan-Hsinchu-Miaoli</text:p>
          </table:table-cell>
          <table:table-cell office:value-type="float" office:value="516" table:style-name="ce6">
            <text:p>516</text:p>
          </table:table-cell>
          <table:table-cell office:value-type="float" office:value="2250" table:style-name="ce6">
            <text:p>2250</text:p>
          </table:table-cell>
          <table:table-cell office:value-type="string" table:style-name="ce7">
            <text:p><text:span text:style-name="T1">14.07%</text:span></text:p>
          </table:table-cell>
          <table:table-cell office:value-type="float" office:value="3347" table:style-name="ce6">
            <text:p>3347</text:p>
          </table:table-cell>
          <table:table-cell office:value-type="float" office:value="7530247" table:style-name="ce6">
            <text:p>7530247</text:p>
          </table:table-cell>
          <table:table-cell office:value-type="float" office:value="5095455" table:style-name="ce6">
            <text:p>5095455</text:p>
          </table:table-cell>
          <table:table-cell office:value-type="float" office:value="14291274" table:style-name="ce1">
            <text:p>14291274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Novotel</text:span><text:span text:style-name="T1"><text:s/>Taipei</text:span><text:span text:style-name="T1"><text:s/>Taoyuan</text:span><text:span text:style-name="T1"><text:s/>International</text:span><text:span text:style-name="T1"><text:s/>Airport</text:span></text:p>
          </table:table-cell>
          <table:table-cell office:value-type="string" table:style-name="ce6">
            <text:p>Taoyuan-Hsinchu-Miaol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桃園喜來登酒店</text:span></text:p>
          </table:table-cell>
          <table:table-cell office:value-type="string" table:style-name="ce6">
            <text:p>Taoyuan-Hsinchu-Miaoli</text:p>
          </table:table-cell>
          <table:table-cell office:value-type="float" office:value="190" table:style-name="ce6">
            <text:p>190</text:p>
          </table:table-cell>
          <table:table-cell office:value-type="float" office:value="831" table:style-name="ce6">
            <text:p>831</text:p>
          </table:table-cell>
          <table:table-cell office:value-type="string" table:style-name="ce7">
            <text:p><text:span text:style-name="T1">14.11%</text:span></text:p>
          </table:table-cell>
          <table:table-cell office:value-type="float" office:value="1771" table:style-name="ce6">
            <text:p>1771</text:p>
          </table:table-cell>
          <table:table-cell office:value-type="float" office:value="1471509" table:style-name="ce6">
            <text:p>1471509</text:p>
          </table:table-cell>
          <table:table-cell office:value-type="float" office:value="3727722" table:style-name="ce6">
            <text:p>3727722</text:p>
          </table:table-cell>
          <table:table-cell office:value-type="float" office:value="5724894" table:style-name="ce1">
            <text:p>5724894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SHERATON</text:span><text:span text:style-name="T1"><text:s/>TAOYUAN</text:span><text:span text:style-name="T1"><text:s/>HOTEL</text:span></text:p>
          </table:table-cell>
          <table:table-cell office:value-type="string" table:style-name="ce6">
            <text:p>Taoyuan-Hsinchu-Miaol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名⼈堂花園⼤飯店</text:span></text:p>
          </table:table-cell>
          <table:table-cell office:value-type="string" table:style-name="ce6">
            <text:p>Taoyuan-Hsinchu-Miaoli</text:p>
          </table:table-cell>
          <table:table-cell office:value-type="float" office:value="128" table:style-name="ce6">
            <text:p>128</text:p>
          </table:table-cell>
          <table:table-cell office:value-type="float" office:value="543" table:style-name="ce6">
            <text:p>543</text:p>
          </table:table-cell>
          <table:table-cell office:value-type="string" table:style-name="ce7">
            <text:p><text:span text:style-name="T1">13.68%</text:span></text:p>
          </table:table-cell>
          <table:table-cell office:value-type="float" office:value="5424" table:style-name="ce6">
            <text:p>5424</text:p>
          </table:table-cell>
          <table:table-cell office:value-type="float" office:value="2945420" table:style-name="ce6">
            <text:p>2945420</text:p>
          </table:table-cell>
          <table:table-cell office:value-type="float" office:value="12994405" table:style-name="ce6">
            <text:p>12994405</text:p>
          </table:table-cell>
          <table:table-cell office:value-type="float" office:value="21297630" table:style-name="ce1">
            <text:p>2129763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Fame</text:span><text:span text:style-name="T1"><text:s/>Hall</text:span><text:span text:style-name="T1"><text:s/>Garden</text:span><text:span text:style-name="T1"><text:s/>Hotel</text:span></text:p>
          </table:table-cell>
          <table:table-cell office:value-type="string" table:style-name="ce6">
            <text:p>Taoyuan-Hsinchu-Miaol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新⽵喜來登⼤飯店</text:span></text:p>
          </table:table-cell>
          <table:table-cell office:value-type="string" table:style-name="ce6">
            <text:p>Taoyuan-Hsinchu-Miaoli</text:p>
          </table:table-cell>
          <table:table-cell office:value-type="float" office:value="386" table:style-name="ce6">
            <text:p>386</text:p>
          </table:table-cell>
          <table:table-cell office:value-type="float" office:value="3951" table:style-name="ce6">
            <text:p>3951</text:p>
          </table:table-cell>
          <table:table-cell office:value-type="string" table:style-name="ce7">
            <text:p><text:span text:style-name="T1">33.02%</text:span></text:p>
          </table:table-cell>
          <table:table-cell office:value-type="float" office:value="2303" table:style-name="ce6">
            <text:p>2303</text:p>
          </table:table-cell>
          <table:table-cell office:value-type="float" office:value="9101082" table:style-name="ce6">
            <text:p>9101082</text:p>
          </table:table-cell>
          <table:table-cell office:value-type="float" office:value="20038848" table:style-name="ce6">
            <text:p>20038848</text:p>
          </table:table-cell>
          <table:table-cell office:value-type="float" office:value="32523186" table:style-name="ce1">
            <text:p>3252318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Sheraton</text:span><text:span text:style-name="T1"><text:s/>Hsinchu</text:span><text:span text:style-name="T1"><text:s/>Hotel</text:span></text:p>
          </table:table-cell>
          <table:table-cell office:value-type="string" table:style-name="ce6">
            <text:p>Taoyuan-Hsinchu-Miaol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新⽵老爺⼤酒店</text:span></text:p>
          </table:table-cell>
          <table:table-cell office:value-type="string" table:style-name="ce6">
            <text:p>Taoyuan-Hsinchu-Miaoli</text:p>
          </table:table-cell>
          <table:table-cell office:value-type="float" office:value="208" table:style-name="ce6">
            <text:p>208</text:p>
          </table:table-cell>
          <table:table-cell office:value-type="float" office:value="1786" table:style-name="ce6">
            <text:p>1786</text:p>
          </table:table-cell>
          <table:table-cell office:value-type="string" table:style-name="ce7">
            <text:p><text:span text:style-name="T1">27.70%</text:span></text:p>
          </table:table-cell>
          <table:table-cell office:value-type="float" office:value="2633" table:style-name="ce6">
            <text:p>2633</text:p>
          </table:table-cell>
          <table:table-cell office:value-type="float" office:value="4703376" table:style-name="ce6">
            <text:p>4703376</text:p>
          </table:table-cell>
          <table:table-cell office:value-type="float" office:value="7683348" table:style-name="ce6">
            <text:p>7683348</text:p>
          </table:table-cell>
          <table:table-cell office:value-type="float" office:value="13110011" table:style-name="ce1">
            <text:p>1311001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Hotel</text:span><text:span text:style-name="T1"><text:s/>Royal</text:span><text:span text:style-name="T1"><text:s/>Hsinchu</text:span></text:p>
          </table:table-cell>
          <table:table-cell office:value-type="string" table:style-name="ce6">
            <text:p>Taoyuan-Hsinchu-Miaol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新⽵國賓⼤飯店</text:span></text:p>
          </table:table-cell>
          <table:table-cell office:value-type="string" table:style-name="ce6">
            <text:p>Taoyuan-Hsinchu-Miaoli</text:p>
          </table:table-cell>
          <table:table-cell office:value-type="float" office:value="257" table:style-name="ce6">
            <text:p>257</text:p>
          </table:table-cell>
          <table:table-cell office:value-type="float" office:value="1662" table:style-name="ce6">
            <text:p>1662</text:p>
          </table:table-cell>
          <table:table-cell office:value-type="string" table:style-name="ce7">
            <text:p><text:span text:style-name="T1">20.86%</text:span></text:p>
          </table:table-cell>
          <table:table-cell office:value-type="float" office:value="2396" table:style-name="ce6">
            <text:p>2396</text:p>
          </table:table-cell>
          <table:table-cell office:value-type="float" office:value="3981935" table:style-name="ce6">
            <text:p>3981935</text:p>
          </table:table-cell>
          <table:table-cell office:value-type="float" office:value="22059222" table:style-name="ce6">
            <text:p>22059222</text:p>
          </table:table-cell>
          <table:table-cell office:value-type="float" office:value="29622954" table:style-name="ce1">
            <text:p>29622954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The</text:span><text:span text:style-name="T1"><text:s/>Ambassador</text:span><text:span text:style-name="T1"><text:s/>Hotel</text:span><text:span text:style-name="T1"><text:s/>Hsinchu</text:span></text:p>
          </table:table-cell>
          <table:table-cell office:value-type="string" table:style-name="ce6">
            <text:p>Taoyuan-Hsinchu-Miaol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尊爵⼤飯店</text:span></text:p>
          </table:table-cell>
          <table:table-cell office:value-type="string" table:style-name="ce6">
            <text:p>Taoyuan-Hsinchu-Miaoli</text:p>
          </table:table-cell>
          <table:table-cell office:value-type="float" office:value="231" table:style-name="ce6">
            <text:p>231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<text:span text:style-name="T1">0.00%</text:span>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7635816" table:style-name="ce1">
            <text:p>763581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Monarch</text:span><text:span text:style-name="T1"><text:s/>Plaza</text:span><text:span text:style-name="T1"><text:s/>Hotel</text:span></text:p>
          </table:table-cell>
          <table:table-cell office:value-type="string" table:style-name="ce6">
            <text:p>Taoyuan-Hsinchu-Miaol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古華花園飯店</text:span></text:p>
          </table:table-cell>
          <table:table-cell office:value-type="string" table:style-name="ce6">
            <text:p>Taoyuan-Hsinchu-Miaoli</text:p>
          </table:table-cell>
          <table:table-cell office:value-type="float" office:value="255" table:style-name="ce6">
            <text:p>255</text:p>
          </table:table-cell>
          <table:table-cell office:value-type="float" office:value="1938" table:style-name="ce6">
            <text:p>1938</text:p>
          </table:table-cell>
          <table:table-cell office:value-type="string" table:style-name="ce7">
            <text:p><text:span text:style-name="T1">24.52%</text:span></text:p>
          </table:table-cell>
          <table:table-cell office:value-type="float" office:value="2700" table:style-name="ce6">
            <text:p>2700</text:p>
          </table:table-cell>
          <table:table-cell office:value-type="float" office:value="5233532" table:style-name="ce6">
            <text:p>5233532</text:p>
          </table:table-cell>
          <table:table-cell office:value-type="float" office:value="11046533" table:style-name="ce6">
            <text:p>11046533</text:p>
          </table:table-cell>
          <table:table-cell office:value-type="float" office:value="16858577" table:style-name="ce1">
            <text:p>16858577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Hotel</text:span><text:span text:style-name="T1"><text:s/>Kuva</text:span><text:span text:style-name="T1"><text:s/>Chateau</text:span></text:p>
          </table:table-cell>
          <table:table-cell office:value-type="string" table:style-name="ce6">
            <text:p>Taoyuan-Hsinchu-Miaol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福容⼤飯店</text:span><text:span text:style-name="T2"><text:s/>桃園</text:span></text:p>
          </table:table-cell>
          <table:table-cell office:value-type="string" table:style-name="ce6">
            <text:p>Taoyuan-Hsinchu-Miaoli</text:p>
          </table:table-cell>
          <table:table-cell office:value-type="float" office:value="182" table:style-name="ce6">
            <text:p>182</text:p>
          </table:table-cell>
          <table:table-cell office:value-type="float" office:value="662" table:style-name="ce6">
            <text:p>662</text:p>
          </table:table-cell>
          <table:table-cell office:value-type="string" table:style-name="ce7">
            <text:p><text:span text:style-name="T1">11.73%</text:span></text:p>
          </table:table-cell>
          <table:table-cell office:value-type="float" office:value="1949" table:style-name="ce6">
            <text:p>1949</text:p>
          </table:table-cell>
          <table:table-cell office:value-type="float" office:value="1290070" table:style-name="ce6">
            <text:p>1290070</text:p>
          </table:table-cell>
          <table:table-cell office:value-type="float" office:value="2364613" table:style-name="ce6">
            <text:p>2364613</text:p>
          </table:table-cell>
          <table:table-cell office:value-type="float" office:value="3957493" table:style-name="ce1">
            <text:p>3957493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Fullon</text:span><text:span text:style-name="T1"><text:s/>Hotel</text:span><text:span text:style-name="T1"><text:s/>Taoyuan</text:span></text:p>
          </table:table-cell>
          <table:table-cell office:value-type="string" table:style-name="ce6">
            <text:p>Taoyuan-Hsinchu-Miaol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福容⼤飯店</text:span><text:span text:style-name="T2"><text:s/>林⼝</text:span></text:p>
          </table:table-cell>
          <table:table-cell office:value-type="string" table:style-name="ce6">
            <text:p>Taoyuan-Hsinchu-Miaoli</text:p>
          </table:table-cell>
          <table:table-cell office:value-type="float" office:value="149" table:style-name="ce6">
            <text:p>149</text:p>
          </table:table-cell>
          <table:table-cell office:value-type="float" office:value="853" table:style-name="ce6">
            <text:p>853</text:p>
          </table:table-cell>
          <table:table-cell office:value-type="string" table:style-name="ce7">
            <text:p><text:span text:style-name="T1">18.47%</text:span></text:p>
          </table:table-cell>
          <table:table-cell office:value-type="float" office:value="2238" table:style-name="ce6">
            <text:p>2238</text:p>
          </table:table-cell>
          <table:table-cell office:value-type="float" office:value="1909189" table:style-name="ce6">
            <text:p>1909189</text:p>
          </table:table-cell>
          <table:table-cell office:value-type="float" office:value="700149" table:style-name="ce6">
            <text:p>700149</text:p>
          </table:table-cell>
          <table:table-cell office:value-type="float" office:value="2622834" table:style-name="ce1">
            <text:p>2622834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Fullon</text:span><text:span text:style-name="T1"><text:s/>Hotel</text:span><text:span text:style-name="T1"><text:s/>Linkou</text:span></text:p>
          </table:table-cell>
          <table:table-cell office:value-type="string" table:style-name="ce6">
            <text:p>Taoyuan-Hsinchu-Miaol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豐⾢喜來登⼤飯店</text:span></text:p>
          </table:table-cell>
          <table:table-cell office:value-type="string" table:style-name="ce6">
            <text:p>Taoyuan-Hsinchu-Miaoli</text:p>
          </table:table-cell>
          <table:table-cell office:value-type="float" office:value="384" table:style-name="ce6">
            <text:p>384</text:p>
          </table:table-cell>
          <table:table-cell office:value-type="float" office:value="122" table:style-name="ce6">
            <text:p>122</text:p>
          </table:table-cell>
          <table:table-cell office:value-type="string" table:style-name="ce7">
            <text:p><text:span text:style-name="T1">1.02%</text:span></text:p>
          </table:table-cell>
          <table:table-cell office:value-type="float" office:value="2307" table:style-name="ce6">
            <text:p>2307</text:p>
          </table:table-cell>
          <table:table-cell office:value-type="float" office:value="281477" table:style-name="ce6">
            <text:p>281477</text:p>
          </table:table-cell>
          <table:table-cell office:value-type="float" office:value="3375381" table:style-name="ce6">
            <text:p>3375381</text:p>
          </table:table-cell>
          <table:table-cell office:value-type="float" office:value="3899980" table:style-name="ce1">
            <text:p>389998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Sheraton</text:span><text:span text:style-name="T1"><text:s/>Fongyi</text:span><text:span text:style-name="T1"><text:s/>Hotel</text:span></text:p>
          </table:table-cell>
          <table:table-cell office:value-type="string" table:style-name="ce6">
            <text:p>Taoyuan-Hsinchu-Miaol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陽明⼭中國麗緻⼤飯店</text:span></text:p>
          </table:table-cell>
          <table:table-cell office:value-type="string" table:style-name="ce6">
            <text:p>Scenery</text:p>
          </table:table-cell>
          <table:table-cell office:value-type="float" office:value="47" table:style-name="ce6">
            <text:p>47</text:p>
          </table:table-cell>
          <table:table-cell office:value-type="float" office:value="438" table:style-name="ce6">
            <text:p>438</text:p>
          </table:table-cell>
          <table:table-cell office:value-type="string" table:style-name="ce7">
            <text:p><text:span text:style-name="T1">30.06%</text:span></text:p>
          </table:table-cell>
          <table:table-cell office:value-type="float" office:value="3055" table:style-name="ce6">
            <text:p>3055</text:p>
          </table:table-cell>
          <table:table-cell office:value-type="float" office:value="1338067" table:style-name="ce6">
            <text:p>1338067</text:p>
          </table:table-cell>
          <table:table-cell office:value-type="float" office:value="1857833" table:style-name="ce6">
            <text:p>1857833</text:p>
          </table:table-cell>
          <table:table-cell office:value-type="float" office:value="7314260" table:style-name="ce1">
            <text:p>731426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Hotel</text:span><text:span text:style-name="T1"><text:s/>Landis</text:span><text:span text:style-name="T1"><text:s/>China</text:span><text:span text:style-name="T1"><text:s/>Yangmingshan</text:span></text:p>
          </table:table-cell>
          <table:table-cell office:value-type="string" table:style-name="ce6">
            <text:p>Scenery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趣淘漫旅</text:span></text:p>
          </table:table-cell>
          <table:table-cell office:value-type="string" table:style-name="ce6">
            <text:p>Scenery</text:p>
          </table:table-cell>
          <table:table-cell office:value-type="float" office:value="198" table:style-name="ce6">
            <text:p>198</text:p>
          </table:table-cell>
          <table:table-cell office:value-type="float" office:value="2406" table:style-name="ce6">
            <text:p>2406</text:p>
          </table:table-cell>
          <table:table-cell office:value-type="string" table:style-name="ce7">
            <text:p><text:span text:style-name="T1">39.20%</text:span></text:p>
          </table:table-cell>
          <table:table-cell office:value-type="float" office:value="2298" table:style-name="ce6">
            <text:p>2298</text:p>
          </table:table-cell>
          <table:table-cell office:value-type="float" office:value="5528522" table:style-name="ce6">
            <text:p>5528522</text:p>
          </table:table-cell>
          <table:table-cell office:value-type="float" office:value="1119617" table:style-name="ce6">
            <text:p>1119617</text:p>
          </table:table-cell>
          <table:table-cell office:value-type="float" office:value="7891518" table:style-name="ce1">
            <text:p>7891518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HOTEL</text:span><text:span text:style-name="T1"><text:s/>CHAM</text:span><text:span text:style-name="T1"><text:s/>CHAM</text:span><text:span text:style-name="T1"><text:s/>TAINAN</text:span></text:p>
          </table:table-cell>
          <table:table-cell office:value-type="string" table:style-name="ce6">
            <text:p>Scenery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⾼雄圓⼭⼤飯店</text:span></text:p>
          </table:table-cell>
          <table:table-cell office:value-type="string" table:style-name="ce6">
            <text:p>Scenery</text:p>
          </table:table-cell>
          <table:table-cell office:value-type="float" office:value="107" table:style-name="ce6">
            <text:p>107</text:p>
          </table:table-cell>
          <table:table-cell office:value-type="float" office:value="563" table:style-name="ce6">
            <text:p>563</text:p>
          </table:table-cell>
          <table:table-cell office:value-type="string" table:style-name="ce7">
            <text:p><text:span text:style-name="T1">16.97%</text:span></text:p>
          </table:table-cell>
          <table:table-cell office:value-type="float" office:value="2271" table:style-name="ce6">
            <text:p>2271</text:p>
          </table:table-cell>
          <table:table-cell office:value-type="float" office:value="1278652" table:style-name="ce6">
            <text:p>1278652</text:p>
          </table:table-cell>
          <table:table-cell office:value-type="float" office:value="5423752" table:style-name="ce6">
            <text:p>5423752</text:p>
          </table:table-cell>
          <table:table-cell office:value-type="float" office:value="7654369" table:style-name="ce1">
            <text:p>7654369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The</text:span><text:span text:style-name="T1"><text:s/>Grand</text:span><text:span text:style-name="T1"><text:s/>Hotel</text:span><text:span text:style-name="T1"><text:s/>Kaohsiung</text:span></text:p>
          </table:table-cell>
          <table:table-cell office:value-type="string" table:style-name="ce6">
            <text:p>Scenery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礁溪老爺⼤酒店</text:span></text:p>
          </table:table-cell>
          <table:table-cell office:value-type="string" table:style-name="ce6">
            <text:p>Scenery</text:p>
          </table:table-cell>
          <table:table-cell office:value-type="float" office:value="197" table:style-name="ce6">
            <text:p>197</text:p>
          </table:table-cell>
          <table:table-cell office:value-type="float" office:value="4026" table:style-name="ce6">
            <text:p>4026</text:p>
          </table:table-cell>
          <table:table-cell office:value-type="string" table:style-name="ce7">
            <text:p><text:span text:style-name="T1">65.92%</text:span></text:p>
          </table:table-cell>
          <table:table-cell office:value-type="float" office:value="6371" table:style-name="ce6">
            <text:p>6371</text:p>
          </table:table-cell>
          <table:table-cell office:value-type="float" office:value="25649970" table:style-name="ce6">
            <text:p>25649970</text:p>
          </table:table-cell>
          <table:table-cell office:value-type="float" office:value="17641095" table:style-name="ce6">
            <text:p>17641095</text:p>
          </table:table-cell>
          <table:table-cell office:value-type="float" office:value="53061657" table:style-name="ce1">
            <text:p>53061657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Hotel</text:span><text:span text:style-name="T1"><text:s/>Royal</text:span><text:span text:style-name="T1"><text:s/>Chiao-His</text:span></text:p>
          </table:table-cell>
          <table:table-cell office:value-type="string" table:style-name="ce6">
            <text:p>Scenery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涵碧樓⼤飯店</text:span></text:p>
          </table:table-cell>
          <table:table-cell office:value-type="string" table:style-name="ce6">
            <text:p>Scenery</text:p>
          </table:table-cell>
          <table:table-cell office:value-type="float" office:value="96" table:style-name="ce6">
            <text:p>96</text:p>
          </table:table-cell>
          <table:table-cell office:value-type="float" office:value="1684" table:style-name="ce6">
            <text:p>1684</text:p>
          </table:table-cell>
          <table:table-cell office:value-type="string" table:style-name="ce7">
            <text:p><text:span text:style-name="T1">56.59%</text:span></text:p>
          </table:table-cell>
          <table:table-cell office:value-type="float" office:value="13336" table:style-name="ce6">
            <text:p>13336</text:p>
          </table:table-cell>
          <table:table-cell office:value-type="float" office:value="22457374" table:style-name="ce6">
            <text:p>22457374</text:p>
          </table:table-cell>
          <table:table-cell office:value-type="float" office:value="2592548" table:style-name="ce6">
            <text:p>2592548</text:p>
          </table:table-cell>
          <table:table-cell office:value-type="float" office:value="28119523" table:style-name="ce1">
            <text:p>28119523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The</text:span><text:span text:style-name="T1"><text:s/>Lalu</text:span><text:span text:style-name="T1"><text:s/>Sun</text:span><text:span text:style-name="T1"><text:s/>Moon</text:span><text:span text:style-name="T1"><text:s/>Lake</text:span></text:p>
          </table:table-cell>
          <table:table-cell office:value-type="string" table:style-name="ce6">
            <text:p>Scenery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雲品溫泉酒店⽇⽉潭</text:span></text:p>
          </table:table-cell>
          <table:table-cell office:value-type="string" table:style-name="ce6">
            <text:p>Scenery</text:p>
          </table:table-cell>
          <table:table-cell office:value-type="float" office:value="211" table:style-name="ce6">
            <text:p>211</text:p>
          </table:table-cell>
          <table:table-cell office:value-type="float" office:value="2763" table:style-name="ce6">
            <text:p>2763</text:p>
          </table:table-cell>
          <table:table-cell office:value-type="string" table:style-name="ce7">
            <text:p><text:span text:style-name="T1">42.24%</text:span></text:p>
          </table:table-cell>
          <table:table-cell office:value-type="float" office:value="8258" table:style-name="ce6">
            <text:p>8258</text:p>
          </table:table-cell>
          <table:table-cell office:value-type="float" office:value="22815500" table:style-name="ce6">
            <text:p>22815500</text:p>
          </table:table-cell>
          <table:table-cell office:value-type="float" office:value="14564607" table:style-name="ce6">
            <text:p>14564607</text:p>
          </table:table-cell>
          <table:table-cell office:value-type="float" office:value="40236900" table:style-name="ce1">
            <text:p>4023690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Fleur</text:span><text:span text:style-name="T1"><text:s/>De</text:span><text:span text:style-name="T1"><text:s/>Chine</text:span><text:span text:style-name="T1"><text:s/>Hotel</text:span></text:p>
          </table:table-cell>
          <table:table-cell office:value-type="string" table:style-name="ce6">
            <text:p>Scenery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⽇⽉⾏館</text:span></text:p>
          </table:table-cell>
          <table:table-cell office:value-type="string" table:style-name="ce6">
            <text:p>Scenery</text:p>
          </table:table-cell>
          <table:table-cell office:value-type="float" office:value="92" table:style-name="ce6">
            <text:p>92</text:p>
          </table:table-cell>
          <table:table-cell office:value-type="float" office:value="465" table:style-name="ce6">
            <text:p>465</text:p>
          </table:table-cell>
          <table:table-cell office:value-type="string" table:style-name="ce7">
            <text:p><text:span text:style-name="T1">16.30%</text:span></text:p>
          </table:table-cell>
          <table:table-cell office:value-type="float" office:value="11185" table:style-name="ce6">
            <text:p>11185</text:p>
          </table:table-cell>
          <table:table-cell office:value-type="float" office:value="5201237" table:style-name="ce6">
            <text:p>5201237</text:p>
          </table:table-cell>
          <table:table-cell office:value-type="float" office:value="841201" table:style-name="ce6">
            <text:p>841201</text:p>
          </table:table-cell>
          <table:table-cell office:value-type="float" office:value="6270061" table:style-name="ce1">
            <text:p>627006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Wen</text:span><text:span text:style-name="T1"><text:s/>Wan</text:span><text:span text:style-name="T1"><text:s/>Hotel</text:span><text:span text:style-name="T1"><text:s/>&amp;</text:span><text:span text:style-name="T1"><text:s/>Resorts</text:span></text:p>
          </table:table-cell>
          <table:table-cell office:value-type="string" table:style-name="ce6">
            <text:p>Scenery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凱撒⼤飯店</text:span></text:p>
          </table:table-cell>
          <table:table-cell office:value-type="string" table:style-name="ce6">
            <text:p>Scenery</text:p>
          </table:table-cell>
          <table:table-cell office:value-type="float" office:value="281" table:style-name="ce6">
            <text:p>281</text:p>
          </table:table-cell>
          <table:table-cell office:value-type="float" office:value="6622" table:style-name="ce6">
            <text:p>6622</text:p>
          </table:table-cell>
          <table:table-cell office:value-type="string" table:style-name="ce7">
            <text:p><text:span text:style-name="T1">76.02%</text:span></text:p>
          </table:table-cell>
          <table:table-cell office:value-type="float" office:value="3783" table:style-name="ce6">
            <text:p>3783</text:p>
          </table:table-cell>
          <table:table-cell office:value-type="float" office:value="25052268" table:style-name="ce6">
            <text:p>25052268</text:p>
          </table:table-cell>
          <table:table-cell office:value-type="float" office:value="5432368" table:style-name="ce6">
            <text:p>5432368</text:p>
          </table:table-cell>
          <table:table-cell office:value-type="float" office:value="32336961" table:style-name="ce1">
            <text:p>3233696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Caesar</text:span><text:span text:style-name="T1"><text:s/>Park</text:span><text:span text:style-name="T1"><text:s/>Hotel</text:span><text:span text:style-name="T1"><text:s/>Kenting</text:span></text:p>
          </table:table-cell>
          <table:table-cell office:value-type="string" table:style-name="ce6">
            <text:p>Scenery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墾丁福華渡假飯店</text:span></text:p>
          </table:table-cell>
          <table:table-cell office:value-type="string" table:style-name="ce6">
            <text:p>Scenery</text:p>
          </table:table-cell>
          <table:table-cell office:value-type="float" office:value="458" table:style-name="ce6">
            <text:p>458</text:p>
          </table:table-cell>
          <table:table-cell office:value-type="float" office:value="4656" table:style-name="ce6">
            <text:p>4656</text:p>
          </table:table-cell>
          <table:table-cell office:value-type="string" table:style-name="ce7">
            <text:p><text:span text:style-name="T1">32.79%</text:span></text:p>
          </table:table-cell>
          <table:table-cell office:value-type="float" office:value="2460" table:style-name="ce6">
            <text:p>2460</text:p>
          </table:table-cell>
          <table:table-cell office:value-type="float" office:value="11451486" table:style-name="ce6">
            <text:p>11451486</text:p>
          </table:table-cell>
          <table:table-cell office:value-type="float" office:value="3194432" table:style-name="ce6">
            <text:p>3194432</text:p>
          </table:table-cell>
          <table:table-cell office:value-type="float" office:value="15253744" table:style-name="ce1">
            <text:p>15253744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Howard</text:span><text:span text:style-name="T1"><text:s/>Beach</text:span><text:span text:style-name="T1"><text:s/>Resort</text:span><text:span text:style-name="T1"><text:s/>Kenting</text:span></text:p>
          </table:table-cell>
          <table:table-cell office:value-type="string" table:style-name="ce6">
            <text:p>Scenery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知本老爺⼤酒店</text:span></text:p>
          </table:table-cell>
          <table:table-cell office:value-type="string" table:style-name="ce6">
            <text:p>Scenery</text:p>
          </table:table-cell>
          <table:table-cell office:value-type="float" office:value="182" table:style-name="ce6">
            <text:p>182</text:p>
          </table:table-cell>
          <table:table-cell office:value-type="float" office:value="3596" table:style-name="ce6">
            <text:p>3596</text:p>
          </table:table-cell>
          <table:table-cell office:value-type="string" table:style-name="ce7">
            <text:p><text:span text:style-name="T1">63.74%</text:span></text:p>
          </table:table-cell>
          <table:table-cell office:value-type="float" office:value="3770" table:style-name="ce6">
            <text:p>3770</text:p>
          </table:table-cell>
          <table:table-cell office:value-type="float" office:value="13555404" table:style-name="ce6">
            <text:p>13555404</text:p>
          </table:table-cell>
          <table:table-cell office:value-type="float" office:value="6942229" table:style-name="ce6">
            <text:p>6942229</text:p>
          </table:table-cell>
          <table:table-cell office:value-type="float" office:value="23031574" table:style-name="ce1">
            <text:p>23031574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Hotel</text:span><text:span text:style-name="T1"><text:s/>Royal</text:span><text:span text:style-name="T1"><text:s/>Chihpen</text:span><text:span text:style-name="T1"><text:s/>Spa</text:span></text:p>
          </table:table-cell>
          <table:table-cell office:value-type="string" table:style-name="ce6">
            <text:p>Scenery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太魯閣晶英酒店</text:span></text:p>
          </table:table-cell>
          <table:table-cell office:value-type="string" table:style-name="ce6">
            <text:p>Scenery</text:p>
          </table:table-cell>
          <table:table-cell office:value-type="float" office:value="160" table:style-name="ce6">
            <text:p>160</text:p>
          </table:table-cell>
          <table:table-cell office:value-type="float" office:value="2998" table:style-name="ce6">
            <text:p>2998</text:p>
          </table:table-cell>
          <table:table-cell office:value-type="string" table:style-name="ce7">
            <text:p><text:span text:style-name="T1">60.44%</text:span></text:p>
          </table:table-cell>
          <table:table-cell office:value-type="float" office:value="7784" table:style-name="ce6">
            <text:p>7784</text:p>
          </table:table-cell>
          <table:table-cell office:value-type="float" office:value="23335923" table:style-name="ce6">
            <text:p>23335923</text:p>
          </table:table-cell>
          <table:table-cell office:value-type="float" office:value="7484155" table:style-name="ce6">
            <text:p>7484155</text:p>
          </table:table-cell>
          <table:table-cell office:value-type="float" office:value="34187533" table:style-name="ce1">
            <text:p>34187533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Silks</text:span><text:span text:style-name="T1"><text:s/>Place</text:span><text:span text:style-name="T1"><text:s/>Hotel,</text:span><text:span text:style-name="T1"><text:s/>Taroko</text:span></text:p>
          </table:table-cell>
          <table:table-cell office:value-type="string" table:style-name="ce6">
            <text:p>Scenery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福容⼤飯店</text:span><text:span text:style-name="T2"><text:s/>福隆</text:span></text:p>
          </table:table-cell>
          <table:table-cell office:value-type="string" table:style-name="ce6">
            <text:p>Scenery</text:p>
          </table:table-cell>
          <table:table-cell office:value-type="float" office:value="174" table:style-name="ce6">
            <text:p>174</text:p>
          </table:table-cell>
          <table:table-cell office:value-type="float" office:value="1823" table:style-name="ce6">
            <text:p>1823</text:p>
          </table:table-cell>
          <table:table-cell office:value-type="string" table:style-name="ce7">
            <text:p><text:span text:style-name="T1">33.80%</text:span></text:p>
          </table:table-cell>
          <table:table-cell office:value-type="float" office:value="2862" table:style-name="ce6">
            <text:p>2862</text:p>
          </table:table-cell>
          <table:table-cell office:value-type="float" office:value="5217038" table:style-name="ce6">
            <text:p>5217038</text:p>
          </table:table-cell>
          <table:table-cell office:value-type="float" office:value="3078965" table:style-name="ce6">
            <text:p>3078965</text:p>
          </table:table-cell>
          <table:table-cell office:value-type="float" office:value="8462579" table:style-name="ce1">
            <text:p>8462579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Fulong</text:span><text:span text:style-name="T1"><text:s/>Beach</text:span><text:span text:style-name="T1"><text:s/>Resort</text:span><text:span text:style-name="T1"><text:s/>Hotel</text:span></text:p>
          </table:table-cell>
          <table:table-cell office:value-type="string" table:style-name="ce6">
            <text:p>Scenery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龍⾕⼤飯店</text:p>
          </table:table-cell>
          <table:table-cell office:value-type="string" table:style-name="ce6">
            <text:p>Scenery</text:p>
          </table:table-cell>
          <table:table-cell office:value-type="float" office:value="189" table:style-name="ce6">
            <text:p>189</text:p>
          </table:table-cell>
          <table:table-cell office:value-type="float" office:value="403" table:style-name="ce6">
            <text:p>403</text:p>
          </table:table-cell>
          <table:table-cell office:value-type="string" table:style-name="ce7">
            <text:p><text:span text:style-name="T1">6.88%</text:span></text:p>
          </table:table-cell>
          <table:table-cell office:value-type="float" office:value="1432" table:style-name="ce6">
            <text:p>1432</text:p>
          </table:table-cell>
          <table:table-cell office:value-type="float" office:value="577026" table:style-name="ce6">
            <text:p>577026</text:p>
          </table:table-cell>
          <table:table-cell office:value-type="float" office:value="296667" table:style-name="ce6">
            <text:p>296667</text:p>
          </table:table-cell>
          <table:table-cell office:value-type="float" office:value="1076883" table:style-name="ce1">
            <text:p>1076883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阿⾥⼭賓館</text:p>
          </table:table-cell>
          <table:table-cell office:value-type="string" table:style-name="ce6">
            <text:p>Scenery</text:p>
          </table:table-cell>
          <table:table-cell office:value-type="float" office:value="35" table:style-name="ce6">
            <text:p>35</text:p>
          </table:table-cell>
          <table:table-cell office:value-type="float" office:value="283" table:style-name="ce6">
            <text:p>283</text:p>
          </table:table-cell>
          <table:table-cell office:value-type="string" table:style-name="ce7">
            <text:p><text:span text:style-name="T1">26.08%</text:span></text:p>
          </table:table-cell>
          <table:table-cell office:value-type="float" office:value="4478" table:style-name="ce6">
            <text:p>4478</text:p>
          </table:table-cell>
          <table:table-cell office:value-type="float" office:value="1267396" table:style-name="ce6">
            <text:p>1267396</text:p>
          </table:table-cell>
          <table:table-cell office:value-type="float" office:value="0" table:style-name="ce6">
            <text:p>0</text:p>
          </table:table-cell>
          <table:table-cell office:value-type="float" office:value="1267396" table:style-name="ce1">
            <text:p>126739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Alishan</text:span><text:span text:style-name="T1"><text:s/>House</text:span></text:p>
          </table:table-cell>
          <table:table-cell office:value-type="string" table:style-name="ce6">
            <text:p>Scenery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名都觀光渡假⼤飯店</text:span></text:p>
          </table:table-cell>
          <table:table-cell office:value-type="string" table:style-name="ce6">
            <text:p>Scenery</text:p>
          </table:table-cell>
          <table:table-cell office:value-type="float" office:value="97" table:style-name="ce6">
            <text:p>97</text:p>
          </table:table-cell>
          <table:table-cell office:value-type="float" office:value="19" table:style-name="ce6">
            <text:p>19</text:p>
          </table:table-cell>
          <table:table-cell office:value-type="string" table:style-name="ce7">
            <text:p><text:span text:style-name="T1">0.63%</text:span></text:p>
          </table:table-cell>
          <table:table-cell office:value-type="float" office:value="2183" table:style-name="ce6">
            <text:p>2183</text:p>
          </table:table-cell>
          <table:table-cell office:value-type="float" office:value="41470" table:style-name="ce6">
            <text:p>41470</text:p>
          </table:table-cell>
          <table:table-cell office:value-type="float" office:value="894626" table:style-name="ce6">
            <text:p>894626</text:p>
          </table:table-cell>
          <table:table-cell office:value-type="float" office:value="969775" table:style-name="ce1">
            <text:p>969775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Beau</text:span><text:span text:style-name="T1"><text:s/>Max</text:span><text:span text:style-name="T1"><text:s/>Resort</text:span><text:span text:style-name="T1"><text:s/>Hotel</text:span></text:p>
          </table:table-cell>
          <table:table-cell office:value-type="string" table:style-name="ce6">
            <text:p>Scenery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阿⾥⼭賓館</text:span><text:span text:style-name="T1">(</text:span><text:span text:style-name="T2">新館</text:span><text:span text:style-name="T1">)</text:span></text:p>
          </table:table-cell>
          <table:table-cell office:value-type="string" table:style-name="ce6">
            <text:p>Scenery</text:p>
          </table:table-cell>
          <table:table-cell office:value-type="float" office:value="104" table:style-name="ce6">
            <text:p>104</text:p>
          </table:table-cell>
          <table:table-cell office:value-type="float" office:value="1427" table:style-name="ce6">
            <text:p>1427</text:p>
          </table:table-cell>
          <table:table-cell office:value-type="string" table:style-name="ce7">
            <text:p><text:span text:style-name="T1">44.26%</text:span></text:p>
          </table:table-cell>
          <table:table-cell office:value-type="float" office:value="4336" table:style-name="ce6">
            <text:p>4336</text:p>
          </table:table-cell>
          <table:table-cell office:value-type="float" office:value="6187873" table:style-name="ce6">
            <text:p>6187873</text:p>
          </table:table-cell>
          <table:table-cell office:value-type="float" office:value="3579418" table:style-name="ce6">
            <text:p>3579418</text:p>
          </table:table-cell>
          <table:table-cell office:value-type="float" office:value="10008792" table:style-name="ce1">
            <text:p>10008792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Alishan</text:span><text:span text:style-name="T1"><text:s/>House</text:span></text:p>
          </table:table-cell>
          <table:table-cell office:value-type="string" table:style-name="ce6">
            <text:p>Scenery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墾丁怡灣渡假酒店</text:span></text:p>
          </table:table-cell>
          <table:table-cell office:value-type="string" table:style-name="ce6">
            <text:p>Scenery</text:p>
          </table:table-cell>
          <table:table-cell office:value-type="float" office:value="234" table:style-name="ce6">
            <text:p>234</text:p>
          </table:table-cell>
          <table:table-cell office:value-type="float" office:value="1301" table:style-name="ce6">
            <text:p>1301</text:p>
          </table:table-cell>
          <table:table-cell office:value-type="string" table:style-name="ce7">
            <text:p><text:span text:style-name="T1">17.93%</text:span></text:p>
          </table:table-cell>
          <table:table-cell office:value-type="float" office:value="2297" table:style-name="ce6">
            <text:p>2297</text:p>
          </table:table-cell>
          <table:table-cell office:value-type="float" office:value="2988245" table:style-name="ce6">
            <text:p>2988245</text:p>
          </table:table-cell>
          <table:table-cell office:value-type="float" office:value="161909" table:style-name="ce6">
            <text:p>161909</text:p>
          </table:table-cell>
          <table:table-cell office:value-type="float" office:value="3316620" table:style-name="ce1">
            <text:p>331662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Grand</text:span><text:span text:style-name="T1"><text:s/>Bay</text:span><text:span text:style-name="T1"><text:s/>Resort</text:span></text:p>
          </table:table-cell>
          <table:table-cell office:value-type="string" table:style-name="ce6">
            <text:p>Scenery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福容⼤飯店</text:span><text:span text:style-name="T2"><text:s/>淡⽔漁⼈碼頭</text:span></text:p>
          </table:table-cell>
          <table:table-cell office:value-type="string" table:style-name="ce6">
            <text:p>Others</text:p>
          </table:table-cell>
          <table:table-cell office:value-type="float" office:value="198" table:style-name="ce6">
            <text:p>198</text:p>
          </table:table-cell>
          <table:table-cell office:value-type="float" office:value="1674" table:style-name="ce6">
            <text:p>1674</text:p>
          </table:table-cell>
          <table:table-cell office:value-type="string" table:style-name="ce7">
            <text:p><text:span text:style-name="T1">27.27%</text:span></text:p>
          </table:table-cell>
          <table:table-cell office:value-type="float" office:value="3097" table:style-name="ce6">
            <text:p>3097</text:p>
          </table:table-cell>
          <table:table-cell office:value-type="float" office:value="5183919" table:style-name="ce6">
            <text:p>5183919</text:p>
          </table:table-cell>
          <table:table-cell office:value-type="float" office:value="8931175" table:style-name="ce6">
            <text:p>8931175</text:p>
          </table:table-cell>
          <table:table-cell office:value-type="float" office:value="15140657" table:style-name="ce1">
            <text:p>15140657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Fullon</text:span><text:span text:style-name="T1"><text:s/>Hotel</text:span><text:span text:style-name="T1"><text:s/>Tamsui</text:span><text:span text:style-name="T1"><text:s/>Fishermen’s</text:span><text:span text:style-name="T1"><text:s/>Wharf</text:span></text:p>
          </table:table-cell>
          <table:table-cell office:value-type="string" table:style-name="ce6">
            <text:p>Other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⼤板根渡假酒店</text:span></text:p>
          </table:table-cell>
          <table:table-cell office:value-type="string" table:style-name="ce6">
            <text:p>Others</text:p>
          </table:table-cell>
          <table:table-cell office:value-type="float" office:value="95" table:style-name="ce6">
            <text:p>95</text:p>
          </table:table-cell>
          <table:table-cell office:value-type="float" office:value="1281" table:style-name="ce6">
            <text:p>1281</text:p>
          </table:table-cell>
          <table:table-cell office:value-type="string" table:style-name="ce7">
            <text:p><text:span text:style-name="T1">43.50%</text:span></text:p>
          </table:table-cell>
          <table:table-cell office:value-type="float" office:value="4280" table:style-name="ce6">
            <text:p>4280</text:p>
          </table:table-cell>
          <table:table-cell office:value-type="float" office:value="5482751" table:style-name="ce6">
            <text:p>5482751</text:p>
          </table:table-cell>
          <table:table-cell office:value-type="float" office:value="9043820" table:style-name="ce6">
            <text:p>9043820</text:p>
          </table:table-cell>
          <table:table-cell office:value-type="float" office:value="24396489" table:style-name="ce1">
            <text:p>24396489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The</text:span><text:span text:style-name="T1"><text:s/>Great</text:span><text:span text:style-name="T1"><text:s/>Roots</text:span><text:span text:style-name="T1"><text:s/>Resort</text:span><text:span text:style-name="T1"><text:s/>Hotel</text:span></text:p>
          </table:table-cell>
          <table:table-cell office:value-type="string" table:style-name="ce6">
            <text:p>Other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板橋凱撒⼤飯店</text:span></text:p>
          </table:table-cell>
          <table:table-cell office:value-type="string" table:style-name="ce6">
            <text:p>Others</text:p>
          </table:table-cell>
          <table:table-cell office:value-type="float" office:value="400" table:style-name="ce6">
            <text:p>400</text:p>
          </table:table-cell>
          <table:table-cell office:value-type="float" office:value="3225" table:style-name="ce6">
            <text:p>3225</text:p>
          </table:table-cell>
          <table:table-cell office:value-type="string" table:style-name="ce7">
            <text:p><text:span text:style-name="T1">26.01%</text:span></text:p>
          </table:table-cell>
          <table:table-cell office:value-type="float" office:value="2441" table:style-name="ce6">
            <text:p>2441</text:p>
          </table:table-cell>
          <table:table-cell office:value-type="float" office:value="7871732" table:style-name="ce6">
            <text:p>7871732</text:p>
          </table:table-cell>
          <table:table-cell office:value-type="float" office:value="7571504" table:style-name="ce6">
            <text:p>7571504</text:p>
          </table:table-cell>
          <table:table-cell office:value-type="float" office:value="33113627" table:style-name="ce1">
            <text:p>33113627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Caesar</text:span><text:span text:style-name="T1"><text:s/>Park</text:span><text:span text:style-name="T1"><text:s/>Hotel</text:span><text:span text:style-name="T1"><text:s/>Banqiao</text:span></text:p>
          </table:table-cell>
          <table:table-cell office:value-type="string" table:style-name="ce6">
            <text:p>Other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台南⼤飯店</text:span></text:p>
          </table:table-cell>
          <table:table-cell office:value-type="string" table:style-name="ce6">
            <text:p>Others</text:p>
          </table:table-cell>
          <table:table-cell office:value-type="float" office:value="152" table:style-name="ce6">
            <text:p>152</text:p>
          </table:table-cell>
          <table:table-cell office:value-type="float" office:value="1405" table:style-name="ce6">
            <text:p>1405</text:p>
          </table:table-cell>
          <table:table-cell office:value-type="string" table:style-name="ce7">
            <text:p><text:span text:style-name="T1">29.82%</text:span></text:p>
          </table:table-cell>
          <table:table-cell office:value-type="float" office:value="1673" table:style-name="ce6">
            <text:p>1673</text:p>
          </table:table-cell>
          <table:table-cell office:value-type="float" office:value="2349973" table:style-name="ce6">
            <text:p>2349973</text:p>
          </table:table-cell>
          <table:table-cell office:value-type="float" office:value="6537632" table:style-name="ce6">
            <text:p>6537632</text:p>
          </table:table-cell>
          <table:table-cell office:value-type="float" office:value="9520931" table:style-name="ce1">
            <text:p>952093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Hotel</text:span><text:span text:style-name="T1"><text:s/>Tainan</text:span></text:p>
          </table:table-cell>
          <table:table-cell office:value-type="string" table:style-name="ce6">
            <text:p>Other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⼤億麗緻酒店</text:span></text:p>
          </table:table-cell>
          <table:table-cell office:value-type="string" table:style-name="ce6">
            <text:p>Others</text:p>
          </table:table-cell>
          <table:table-cell office:value-type="float" office:value="315" table:style-name="ce6">
            <text:p>315</text:p>
          </table:table-cell>
          <table:table-cell office:value-type="float" office:value="3876" table:style-name="ce6">
            <text:p>3876</text:p>
          </table:table-cell>
          <table:table-cell office:value-type="string" table:style-name="ce7">
            <text:p><text:span text:style-name="T1">39.69%</text:span></text:p>
          </table:table-cell>
          <table:table-cell office:value-type="float" office:value="2501" table:style-name="ce6">
            <text:p>2501</text:p>
          </table:table-cell>
          <table:table-cell office:value-type="float" office:value="9693859" table:style-name="ce6">
            <text:p>9693859</text:p>
          </table:table-cell>
          <table:table-cell office:value-type="float" office:value="19582543" table:style-name="ce6">
            <text:p>19582543</text:p>
          </table:table-cell>
          <table:table-cell office:value-type="float" office:value="32232046" table:style-name="ce1">
            <text:p>3223204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Tayih</text:span><text:span text:style-name="T1"><text:s/>Landis</text:span><text:span text:style-name="T1"><text:s/>Tainan</text:span></text:p>
          </table:table-cell>
          <table:table-cell office:value-type="string" table:style-name="ce6">
            <text:p>Other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台糖⻑榮酒店</text:span><text:span text:style-name="T1">(</text:span><text:span text:style-name="T2">台南</text:span><text:span text:style-name="T1">)</text:span></text:p>
          </table:table-cell>
          <table:table-cell office:value-type="string" table:style-name="ce6">
            <text:p>Others</text:p>
          </table:table-cell>
          <table:table-cell office:value-type="float" office:value="197" table:style-name="ce6">
            <text:p>197</text:p>
          </table:table-cell>
          <table:table-cell office:value-type="float" office:value="2117" table:style-name="ce6">
            <text:p>2117</text:p>
          </table:table-cell>
          <table:table-cell office:value-type="string" table:style-name="ce7">
            <text:p><text:span text:style-name="T1">34.67%</text:span></text:p>
          </table:table-cell>
          <table:table-cell office:value-type="float" office:value="2093" table:style-name="ce6">
            <text:p>2093</text:p>
          </table:table-cell>
          <table:table-cell office:value-type="float" office:value="4430242" table:style-name="ce6">
            <text:p>4430242</text:p>
          </table:table-cell>
          <table:table-cell office:value-type="float" office:value="9312123" table:style-name="ce6">
            <text:p>9312123</text:p>
          </table:table-cell>
          <table:table-cell office:value-type="float" office:value="14299196" table:style-name="ce1">
            <text:p>1429919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Evergreen</text:span><text:span text:style-name="T1"><text:s/>Plaza</text:span><text:span text:style-name="T1"><text:s/>Hotel(Tainan)</text:span></text:p>
          </table:table-cell>
          <table:table-cell office:value-type="string" table:style-name="ce6">
            <text:p>Other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香格⾥拉台南遠東國際⼤飯店</text:span></text:p>
          </table:table-cell>
          <table:table-cell office:value-type="string" table:style-name="ce6">
            <text:p>Others</text:p>
          </table:table-cell>
          <table:table-cell office:value-type="float" office:value="331" table:style-name="ce6">
            <text:p>331</text:p>
          </table:table-cell>
          <table:table-cell office:value-type="float" office:value="3503" table:style-name="ce6">
            <text:p>3503</text:p>
          </table:table-cell>
          <table:table-cell office:value-type="string" table:style-name="ce7">
            <text:p><text:span text:style-name="T1">34.14%</text:span></text:p>
          </table:table-cell>
          <table:table-cell office:value-type="float" office:value="3063" table:style-name="ce6">
            <text:p>3063</text:p>
          </table:table-cell>
          <table:table-cell office:value-type="float" office:value="10728536" table:style-name="ce6">
            <text:p>10728536</text:p>
          </table:table-cell>
          <table:table-cell office:value-type="float" office:value="13435606" table:style-name="ce6">
            <text:p>13435606</text:p>
          </table:table-cell>
          <table:table-cell office:value-type="float" office:value="27314249" table:style-name="ce1">
            <text:p>27314249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Shangri-La’s</text:span><text:span text:style-name="T1"><text:s/>Far</text:span><text:span text:style-name="T1"><text:s/>Eastern</text:span><text:span text:style-name="T1"><text:s/>Plaza</text:span><text:span text:style-name="T1"><text:s/>Hotel,Tainan</text:span></text:p>
          </table:table-cell>
          <table:table-cell office:value-type="string" table:style-name="ce6">
            <text:p>Other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台南⼤員皇冠假⽇酒店</text:span></text:p>
          </table:table-cell>
          <table:table-cell office:value-type="string" table:style-name="ce6">
            <text:p>Others</text:p>
          </table:table-cell>
          <table:table-cell office:value-type="float" office:value="230" table:style-name="ce6">
            <text:p>230</text:p>
          </table:table-cell>
          <table:table-cell office:value-type="float" office:value="3298" table:style-name="ce6">
            <text:p>3298</text:p>
          </table:table-cell>
          <table:table-cell office:value-type="string" table:style-name="ce7">
            <text:p><text:span text:style-name="T1">46.26%</text:span></text:p>
          </table:table-cell>
          <table:table-cell office:value-type="float" office:value="2703" table:style-name="ce6">
            <text:p>2703</text:p>
          </table:table-cell>
          <table:table-cell office:value-type="float" office:value="8914368" table:style-name="ce6">
            <text:p>8914368</text:p>
          </table:table-cell>
          <table:table-cell office:value-type="float" office:value="10523640" table:style-name="ce6">
            <text:p>10523640</text:p>
          </table:table-cell>
          <table:table-cell office:value-type="float" office:value="21717309" table:style-name="ce1">
            <text:p>21717309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CROWNE</text:span><text:span text:style-name="T1"><text:s/>PLAZA</text:span><text:span text:style-name="T1"><text:s/>TAINAN</text:span></text:p>
          </table:table-cell>
          <table:table-cell office:value-type="string" table:style-name="ce6">
            <text:p>Other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蘭城晶英酒店</text:p>
          </table:table-cell>
          <table:table-cell office:value-type="string" table:style-name="ce6">
            <text:p>Others</text:p>
          </table:table-cell>
          <table:table-cell office:value-type="float" office:value="193" table:style-name="ce6">
            <text:p>193</text:p>
          </table:table-cell>
          <table:table-cell office:value-type="float" office:value="1887" table:style-name="ce6">
            <text:p>1887</text:p>
          </table:table-cell>
          <table:table-cell office:value-type="string" table:style-name="ce7">
            <text:p><text:span text:style-name="T1">31.54%</text:span></text:p>
          </table:table-cell>
          <table:table-cell office:value-type="float" office:value="8472" table:style-name="ce6">
            <text:p>8472</text:p>
          </table:table-cell>
          <table:table-cell office:value-type="float" office:value="15986533" table:style-name="ce6">
            <text:p>15986533</text:p>
          </table:table-cell>
          <table:table-cell office:value-type="float" office:value="32985103" table:style-name="ce6">
            <text:p>32985103</text:p>
          </table:table-cell>
          <table:table-cell office:value-type="float" office:value="54537952" table:style-name="ce1">
            <text:p>54537952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⻑榮鳳凰酒店</text:span><text:span text:style-name="T1">(</text:span><text:span text:style-name="T2">礁溪</text:span><text:span text:style-name="T1">)</text:span></text:p>
          </table:table-cell>
          <table:table-cell office:value-type="string" table:style-name="ce6">
            <text:p>Others</text:p>
          </table:table-cell>
          <table:table-cell office:value-type="float" office:value="231" table:style-name="ce6">
            <text:p>231</text:p>
          </table:table-cell>
          <table:table-cell office:value-type="float" office:value="3205" table:style-name="ce6">
            <text:p>3205</text:p>
          </table:table-cell>
          <table:table-cell office:value-type="string" table:style-name="ce7">
            <text:p><text:span text:style-name="T1">44.76%</text:span></text:p>
          </table:table-cell>
          <table:table-cell office:value-type="float" office:value="4343" table:style-name="ce6">
            <text:p>4343</text:p>
          </table:table-cell>
          <table:table-cell office:value-type="float" office:value="13920350" table:style-name="ce6">
            <text:p>13920350</text:p>
          </table:table-cell>
          <table:table-cell office:value-type="float" office:value="12369836" table:style-name="ce6">
            <text:p>12369836</text:p>
          </table:table-cell>
          <table:table-cell office:value-type="float" office:value="31346695" table:style-name="ce1">
            <text:p>31346695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Evergreen</text:span><text:span text:style-name="T1"><text:s/>Resort</text:span><text:span text:style-name="T1"><text:s/>Hotel(Jiaosi)</text:span></text:p>
          </table:table-cell>
          <table:table-cell office:value-type="string" table:style-name="ce6">
            <text:p>Other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綠舞國際觀光飯店</text:span></text:p>
          </table:table-cell>
          <table:table-cell office:value-type="string" table:style-name="ce6">
            <text:p>Others</text:p>
          </table:table-cell>
          <table:table-cell office:value-type="float" office:value="104" table:style-name="ce6">
            <text:p>104</text:p>
          </table:table-cell>
          <table:table-cell office:value-type="float" office:value="779" table:style-name="ce6">
            <text:p>779</text:p>
          </table:table-cell>
          <table:table-cell office:value-type="string" table:style-name="ce7">
            <text:p><text:span text:style-name="T1">24.16%</text:span></text:p>
          </table:table-cell>
          <table:table-cell office:value-type="float" office:value="4336" table:style-name="ce6">
            <text:p>4336</text:p>
          </table:table-cell>
          <table:table-cell office:value-type="float" office:value="3377610" table:style-name="ce6">
            <text:p>3377610</text:p>
          </table:table-cell>
          <table:table-cell office:value-type="float" office:value="2036794" table:style-name="ce6">
            <text:p>2036794</text:p>
          </table:table-cell>
          <table:table-cell office:value-type="float" office:value="6502948" table:style-name="ce1">
            <text:p>6502948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Dancewoods</text:span><text:span text:style-name="T1"><text:s/>Hotels</text:span><text:span text:style-name="T1"><text:s/>and</text:span><text:span text:style-name="T1"><text:s/>Resorts</text:span></text:p>
          </table:table-cell>
          <table:table-cell office:value-type="string" table:style-name="ce6">
            <text:p>Other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麒麟⼤飯店</text:span></text:p>
          </table:table-cell>
          <table:table-cell office:value-type="string" table:style-name="ce6">
            <text:p>Others</text:p>
          </table:table-cell>
          <table:table-cell office:value-type="float" office:value="167" table:style-name="ce6">
            <text:p>167</text:p>
          </table:table-cell>
          <table:table-cell office:value-type="float" office:value="1163" table:style-name="ce6">
            <text:p>1163</text:p>
          </table:table-cell>
          <table:table-cell office:value-type="string" table:style-name="ce7">
            <text:p><text:span text:style-name="T1">22.46%</text:span></text:p>
          </table:table-cell>
          <table:table-cell office:value-type="float" office:value="2805" table:style-name="ce6">
            <text:p>2805</text:p>
          </table:table-cell>
          <table:table-cell office:value-type="float" office:value="3262231" table:style-name="ce6">
            <text:p>3262231</text:p>
          </table:table-cell>
          <table:table-cell office:value-type="float" office:value="730308" table:style-name="ce6">
            <text:p>730308</text:p>
          </table:table-cell>
          <table:table-cell office:value-type="float" office:value="4227099" table:style-name="ce1">
            <text:p>4227099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Kilin</text:span><text:span text:style-name="T1"><text:s/>Hotel</text:span></text:p>
          </table:table-cell>
          <table:table-cell office:value-type="string" table:style-name="ce6">
            <text:p>Other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娜路彎⼤酒店</text:span></text:p>
          </table:table-cell>
          <table:table-cell office:value-type="string" table:style-name="ce6">
            <text:p>Others</text:p>
          </table:table-cell>
          <table:table-cell office:value-type="float" office:value="276" table:style-name="ce6">
            <text:p>276</text:p>
          </table:table-cell>
          <table:table-cell office:value-type="float" office:value="3046" table:style-name="ce6">
            <text:p>3046</text:p>
          </table:table-cell>
          <table:table-cell office:value-type="string" table:style-name="ce7">
            <text:p><text:span text:style-name="T1">35.60%</text:span></text:p>
          </table:table-cell>
          <table:table-cell office:value-type="float" office:value="3208" table:style-name="ce6">
            <text:p>3208</text:p>
          </table:table-cell>
          <table:table-cell office:value-type="float" office:value="9771363" table:style-name="ce6">
            <text:p>9771363</text:p>
          </table:table-cell>
          <table:table-cell office:value-type="float" office:value="5132653" table:style-name="ce6">
            <text:p>5132653</text:p>
          </table:table-cell>
          <table:table-cell office:value-type="float" office:value="15186793" table:style-name="ce1">
            <text:p>15186793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Formosan</text:span><text:span text:style-name="T1"><text:s/>Naruwan</text:span><text:span text:style-name="T1"><text:s/>Hotel</text:span><text:span text:style-name="T1"><text:s/>&amp;</text:span><text:span text:style-name="T1"><text:s/>Resort</text:span><text:span text:style-name="T1"><text:s/>Taitung</text:span></text:p>
          </table:table-cell>
          <table:table-cell office:value-type="string" table:style-name="ce6">
            <text:p>Other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樂樂⽇暉溫泉酒店</text:span></text:p>
          </table:table-cell>
          <table:table-cell office:value-type="string" table:style-name="ce6">
            <text:p>Others</text:p>
          </table:table-cell>
          <table:table-cell office:value-type="float" office:value="48" table:style-name="ce6">
            <text:p>48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<text:span text:style-name="T1">0.47%</text:span></text:p>
          </table:table-cell>
          <table:table-cell office:value-type="float" office:value="2006" table:style-name="ce6">
            <text:p>2006</text:p>
          </table:table-cell>
          <table:table-cell office:value-type="float" office:value="14044" table:style-name="ce6">
            <text:p>14044</text:p>
          </table:table-cell>
          <table:table-cell office:value-type="float" office:value="0" table:style-name="ce6">
            <text:p>0</text:p>
          </table:table-cell>
          <table:table-cell office:value-type="float" office:value="14044" table:style-name="ce1">
            <text:p>14044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J</text:span><text:span text:style-name="T1"><text:s/>RESORT</text:span></text:p>
          </table:table-cell>
          <table:table-cell office:value-type="string" table:style-name="ce6">
            <text:p>Other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耐斯王⼦⼤飯店</text:span></text:p>
          </table:table-cell>
          <table:table-cell office:value-type="string" table:style-name="ce6">
            <text:p>Others</text:p>
          </table:table-cell>
          <table:table-cell office:value-type="float" office:value="245" table:style-name="ce6">
            <text:p>245</text:p>
          </table:table-cell>
          <table:table-cell office:value-type="float" office:value="1375" table:style-name="ce6">
            <text:p>1375</text:p>
          </table:table-cell>
          <table:table-cell office:value-type="string" table:style-name="ce7">
            <text:p><text:span text:style-name="T1">18.10%</text:span></text:p>
          </table:table-cell>
          <table:table-cell office:value-type="float" office:value="1934" table:style-name="ce6">
            <text:p>1934</text:p>
          </table:table-cell>
          <table:table-cell office:value-type="float" office:value="2659745" table:style-name="ce6">
            <text:p>2659745</text:p>
          </table:table-cell>
          <table:table-cell office:value-type="float" office:value="7105486" table:style-name="ce6">
            <text:p>7105486</text:p>
          </table:table-cell>
          <table:table-cell office:value-type="float" office:value="10661104" table:style-name="ce1">
            <text:p>10661104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Nice</text:span><text:span text:style-name="T1"><text:s/>Prince</text:span><text:span text:style-name="T1"><text:s/>Hotel</text:span></text:p>
          </table:table-cell>
          <table:table-cell office:value-type="string" table:style-name="ce6">
            <text:p>Other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澎湖福朋喜來登酒店</text:span></text:p>
          </table:table-cell>
          <table:table-cell office:value-type="string" table:style-name="ce6">
            <text:p>Others</text:p>
          </table:table-cell>
          <table:table-cell office:value-type="float" office:value="331" table:style-name="ce6">
            <text:p>331</text:p>
          </table:table-cell>
          <table:table-cell office:value-type="float" office:value="2924" table:style-name="ce6">
            <text:p>2924</text:p>
          </table:table-cell>
          <table:table-cell office:value-type="string" table:style-name="ce7">
            <text:p><text:span text:style-name="T1">28.50%</text:span></text:p>
          </table:table-cell>
          <table:table-cell office:value-type="float" office:value="2553" table:style-name="ce6">
            <text:p>2553</text:p>
          </table:table-cell>
          <table:table-cell office:value-type="float" office:value="7465350" table:style-name="ce6">
            <text:p>7465350</text:p>
          </table:table-cell>
          <table:table-cell office:value-type="float" office:value="0" table:style-name="ce6">
            <text:p>0</text:p>
          </table:table-cell>
          <table:table-cell office:value-type="float" office:value="17700637" table:style-name="ce1">
            <text:p>17700637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Four</text:span><text:span text:style-name="T1"><text:s/>Point</text:span><text:span text:style-name="T1"><text:s/>by</text:span><text:span text:style-name="T1"><text:s/>Sheraton</text:span><text:span text:style-name="T1"><text:s/>Penghu</text:span></text:p>
          </table:table-cell>
          <table:table-cell office:value-type="string" table:style-name="ce6">
            <text:p>Other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瓏⼭林台北中和飯店</text:span></text:p>
          </table:table-cell>
          <table:table-cell office:value-type="string" table:style-name="ce6">
            <text:p>Others</text:p>
          </table:table-cell>
          <table:table-cell office:value-type="float" office:value="126" table:style-name="ce6">
            <text:p>126</text:p>
          </table:table-cell>
          <table:table-cell office:value-type="float" office:value="234" table:style-name="ce6">
            <text:p>234</text:p>
          </table:table-cell>
          <table:table-cell office:value-type="string" table:style-name="ce7">
            <text:p><text:span text:style-name="T1">5.99%</text:span></text:p>
          </table:table-cell>
          <table:table-cell office:value-type="float" office:value="1993" table:style-name="ce6">
            <text:p>1993</text:p>
          </table:table-cell>
          <table:table-cell office:value-type="float" office:value="466395" table:style-name="ce6">
            <text:p>466395</text:p>
          </table:table-cell>
          <table:table-cell office:value-type="float" office:value="1648605" table:style-name="ce6">
            <text:p>1648605</text:p>
          </table:table-cell>
          <table:table-cell office:value-type="float" office:value="2822080" table:style-name="ce1">
            <text:p>282208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RSL</text:span><text:span text:style-name="T1"><text:s/>Hotel</text:span><text:span text:style-name="T1"><text:s/>Taipei</text:span><text:span text:style-name="T1"><text:s/>Zhonghe</text:span></text:p>
          </table:table-cell>
          <table:table-cell office:value-type="string" table:style-name="ce6">
            <text:p>Other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碧特弗⼤飯店</text:span></text:p>
          </table:table-cell>
          <table:table-cell office:value-type="string" table:style-name="ce6">
            <text:p>Others</text:p>
          </table:table-cell>
          <table:table-cell office:value-type="float" office:value="54" table:style-name="ce6">
            <text:p>54</text:p>
          </table:table-cell>
          <table:table-cell office:value-type="float" office:value="68" table:style-name="ce6">
            <text:p>68</text:p>
          </table:table-cell>
          <table:table-cell office:value-type="string" table:style-name="ce7">
            <text:p><text:span text:style-name="T1">4.06%</text:span></text:p>
          </table:table-cell>
          <table:table-cell office:value-type="float" office:value="2297" table:style-name="ce6">
            <text:p>2297</text:p>
          </table:table-cell>
          <table:table-cell office:value-type="float" office:value="156222" table:style-name="ce6">
            <text:p>156222</text:p>
          </table:table-cell>
          <table:table-cell office:value-type="float" office:value="44703" table:style-name="ce6">
            <text:p>44703</text:p>
          </table:table-cell>
          <table:table-cell office:value-type="float" office:value="200925" table:style-name="ce1">
            <text:p>200925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Beautiful</text:span><text:span text:style-name="T1"><text:s/>Hotel</text:span></text:p>
          </table:table-cell>
          <table:table-cell office:value-type="string" table:style-name="ce6">
            <text:p>Other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美麗春天⼤飯店</text:p>
          </table:table-cell>
          <table:table-cell office:value-type="string" table:style-name="ce6">
            <text:p>Others</text:p>
          </table:table-cell>
          <table:table-cell office:value-type="float" office:value="34" table:style-name="ce6">
            <text:p>34</text:p>
          </table:table-cell>
          <table:table-cell office:value-type="float" office:value="43" table:style-name="ce6">
            <text:p>43</text:p>
          </table:table-cell>
          <table:table-cell office:value-type="string" table:style-name="ce7">
            <text:p><text:span text:style-name="T1">4.08%</text:span></text:p>
          </table:table-cell>
          <table:table-cell office:value-type="float" office:value="2303" table:style-name="ce6">
            <text:p>2303</text:p>
          </table:table-cell>
          <table:table-cell office:value-type="float" office:value="99043" table:style-name="ce6">
            <text:p>99043</text:p>
          </table:table-cell>
          <table:table-cell office:value-type="float" office:value="59259" table:style-name="ce6">
            <text:p>59259</text:p>
          </table:table-cell>
          <table:table-cell office:value-type="float" office:value="158302" table:style-name="ce1">
            <text:p>158302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Beautiful</text:span><text:span text:style-name="T1"><text:s/>Hotel</text:span></text:p>
          </table:table-cell>
          <table:table-cell office:value-type="string" table:style-name="ce6">
            <text:p>Other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遠百企業觀光旅館</text:span></text:p>
          </table:table-cell>
          <table:table-cell office:value-type="string" table:style-name="ce6">
            <text:p>Others</text:p>
          </table:table-cell>
          <table:table-cell office:value-type="float" office:value="40" table:style-name="ce6">
            <text:p>40</text:p>
          </table:table-cell>
          <table:table-cell office:value-type="float" office:value="39" table:style-name="ce6">
            <text:p>39</text:p>
          </table:table-cell>
          <table:table-cell office:value-type="string" table:style-name="ce7">
            <text:p><text:span text:style-name="T1">3.15%</text:span></text:p>
          </table:table-cell>
          <table:table-cell office:value-type="float" office:value="1005" table:style-name="ce6">
            <text:p>1005</text:p>
          </table:table-cell>
          <table:table-cell office:value-type="float" office:value="39200" table:style-name="ce6">
            <text:p>39200</text:p>
          </table:table-cell>
          <table:table-cell office:value-type="float" office:value="0" table:style-name="ce6">
            <text:p>0</text:p>
          </table:table-cell>
          <table:table-cell office:value-type="float" office:value="39200" table:style-name="ce1">
            <text:p>3920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Far</text:span><text:span text:style-name="T1"><text:s/>Eastem</text:span><text:span text:style-name="T1"><text:s/>Geant</text:span><text:span text:style-name="T1"><text:s/>Tourist</text:span><text:span text:style-name="T1"><text:s/>Hotel</text:span></text:p>
          </table:table-cell>
          <table:table-cell office:value-type="string" table:style-name="ce6">
            <text:p>Other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幼獅⼤飯店</text:span></text:p>
          </table:table-cell>
          <table:table-cell office:value-type="string" table:style-name="ce6">
            <text:p>Others</text:p>
          </table:table-cell>
          <table:table-cell office:value-type="float" office:value="55" table:style-name="ce6">
            <text:p>55</text:p>
          </table:table-cell>
          <table:table-cell office:value-type="float" office:value="196" table:style-name="ce6">
            <text:p>196</text:p>
          </table:table-cell>
          <table:table-cell office:value-type="string" table:style-name="ce7">
            <text:p><text:span text:style-name="T1">11.50%</text:span></text:p>
          </table:table-cell>
          <table:table-cell office:value-type="float" office:value="1110" table:style-name="ce6">
            <text:p>1110</text:p>
          </table:table-cell>
          <table:table-cell office:value-type="float" office:value="217500" table:style-name="ce6">
            <text:p>217500</text:p>
          </table:table-cell>
          <table:table-cell office:value-type="float" office:value="0" table:style-name="ce6">
            <text:p>0</text:p>
          </table:table-cell>
          <table:table-cell office:value-type="float" office:value="237350" table:style-name="ce1">
            <text:p>23735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Lion</text:span><text:span text:style-name="T1"><text:s/>Hotel</text:span></text:p>
          </table:table-cell>
          <table:table-cell office:value-type="string" table:style-name="ce6">
            <text:p>Other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⼭泉⼤飯店</text:span></text:p>
          </table:table-cell>
          <table:table-cell office:value-type="string" table:style-name="ce6">
            <text:p>Others</text:p>
          </table:table-cell>
          <table:table-cell office:value-type="float" office:value="146" table:style-name="ce6">
            <text:p>146</text:p>
          </table:table-cell>
          <table:table-cell office:value-type="float" office:value="2382" table:style-name="ce6">
            <text:p>2382</text:p>
          </table:table-cell>
          <table:table-cell office:value-type="string" table:style-name="ce7">
            <text:p><text:span text:style-name="T1">52.63%</text:span></text:p>
          </table:table-cell>
          <table:table-cell office:value-type="float" office:value="1485" table:style-name="ce6">
            <text:p>1485</text:p>
          </table:table-cell>
          <table:table-cell office:value-type="float" office:value="3537712" table:style-name="ce6">
            <text:p>3537712</text:p>
          </table:table-cell>
          <table:table-cell office:value-type="float" office:value="708760" table:style-name="ce6">
            <text:p>708760</text:p>
          </table:table-cell>
          <table:table-cell office:value-type="float" office:value="4432667" table:style-name="ce1">
            <text:p>4432667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Sun</text:span><text:span text:style-name="T1"><text:s/>Spring</text:span><text:span text:style-name="T1"><text:s/>Resort</text:span></text:p>
          </table:table-cell>
          <table:table-cell office:value-type="string" table:style-name="ce6">
            <text:p>Other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7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悅川酒店</text:span></text:p>
          </table:table-cell>
          <table:table-cell office:value-type="string" table:style-name="ce6">
            <text:p>Others</text:p>
          </table:table-cell>
          <table:table-cell office:value-type="float" office:value="103" table:style-name="ce6">
            <text:p>103</text:p>
          </table:table-cell>
          <table:table-cell office:value-type="float" office:value="2282" table:style-name="ce6">
            <text:p>2282</text:p>
          </table:table-cell>
          <table:table-cell office:value-type="string" table:style-name="ce7">
            <text:p><text:span text:style-name="T1">71.47%</text:span></text:p>
          </table:table-cell>
          <table:table-cell office:value-type="float" office:value="2372" table:style-name="ce6">
            <text:p>2372</text:p>
          </table:table-cell>
          <table:table-cell office:value-type="float" office:value="5412001" table:style-name="ce6">
            <text:p>5412001</text:p>
          </table:table-cell>
          <table:table-cell office:value-type="float" office:value="6383080" table:style-name="ce6">
            <text:p>6383080</text:p>
          </table:table-cell>
          <table:table-cell office:value-type="float" office:value="11795081" table:style-name="ce1">
            <text:p>1179508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The</text:span><text:span text:style-name="T1"><text:s/>Walden</text:span></text:p>
          </table:table-cell>
          <table:table-cell office:value-type="string" table:style-name="ce6">
            <text:p>Other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7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台東桂⽥喜來登酒店</text:span></text:p>
          </table:table-cell>
          <table:table-cell office:value-type="string" table:style-name="ce6">
            <text:p>Others</text:p>
          </table:table-cell>
          <table:table-cell office:value-type="float" office:value="278" table:style-name="ce6">
            <text:p>278</text:p>
          </table:table-cell>
          <table:table-cell office:value-type="float" office:value="2270" table:style-name="ce6">
            <text:p>2270</text:p>
          </table:table-cell>
          <table:table-cell office:value-type="string" table:style-name="ce6">
            <text:p><text:span text:style-name="T1">26.34%</text:span></text:p>
          </table:table-cell>
          <table:table-cell office:value-type="float" office:value="2834" table:style-name="ce6">
            <text:p>2834</text:p>
          </table:table-cell>
          <table:table-cell office:value-type="float" office:value="6433776" table:style-name="ce6">
            <text:p>6433776</text:p>
          </table:table-cell>
          <table:table-cell office:value-type="float" office:value="6182226" table:style-name="ce6">
            <text:p>6182226</text:p>
          </table:table-cell>
          <table:table-cell office:value-type="float" office:value="13893993" table:style-name="ce1">
            <text:p>13893993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QUEENAPLAZA</text:span><text:span text:style-name="T1"><text:s/>HOTEL</text:span><text:span text:style-name="T1"><text:s/>TAITUNG</text:span></text:p>
          </table:table-cell>
          <table:table-cell office:value-type="string" table:style-name="ce6">
            <text:p>Other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⻑榮桂冠酒店</text:span><text:span text:style-name="T1">(</text:span><text:span text:style-name="T2">基隆</text:span><text:span text:style-name="T1">)</text:span></text:p>
          </table:table-cell>
          <table:table-cell office:value-type="string" table:style-name="ce6">
            <text:p>Others</text:p>
          </table:table-cell>
          <table:table-cell office:value-type="float" office:value="140" table:style-name="ce6">
            <text:p>140</text:p>
          </table:table-cell>
          <table:table-cell office:value-type="float" office:value="1172" table:style-name="ce6">
            <text:p>1172</text:p>
          </table:table-cell>
          <table:table-cell office:value-type="string" table:style-name="ce6">
            <text:p><text:span text:style-name="T1">27.00%</text:span></text:p>
          </table:table-cell>
          <table:table-cell office:value-type="float" office:value="2141" table:style-name="ce6">
            <text:p>2141</text:p>
          </table:table-cell>
          <table:table-cell office:value-type="float" office:value="2509821" table:style-name="ce6">
            <text:p>2509821</text:p>
          </table:table-cell>
          <table:table-cell office:value-type="float" office:value="2613229" table:style-name="ce6">
            <text:p>2613229</text:p>
          </table:table-cell>
          <table:table-cell office:value-type="float" office:value="6333056" table:style-name="ce1">
            <text:p>633305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Evergreen</text:span><text:span text:style-name="T1"><text:s/>Laurel</text:span><text:span text:style-name="T1"><text:s/>Hotel</text:span><text:span text:style-name="T1"><text:s/>(Keelung)</text:span></text:p>
          </table:table-cell>
          <table:table-cell office:value-type="string" table:style-name="ce6">
            <text:p>Other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7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鈺通⼤飯店</text:p>
          </table:table-cell>
          <table:table-cell office:value-type="string" table:style-name="ce6">
            <text:p>Others</text:p>
          </table:table-cell>
          <table:table-cell office:value-type="float" office:value="120" table:style-name="ce6">
            <text:p>120</text:p>
          </table:table-cell>
          <table:table-cell office:value-type="float" office:value="388" table:style-name="ce6">
            <text:p>388</text:p>
          </table:table-cell>
          <table:table-cell office:value-type="string" table:style-name="ce6">
            <text:p><text:span text:style-name="T1">10.43%</text:span></text:p>
          </table:table-cell>
          <table:table-cell office:value-type="float" office:value="1563" table:style-name="ce6">
            <text:p>1563</text:p>
          </table:table-cell>
          <table:table-cell office:value-type="float" office:value="606330" table:style-name="ce6">
            <text:p>606330</text:p>
          </table:table-cell>
          <table:table-cell office:value-type="float" office:value="2701028" table:style-name="ce6">
            <text:p>2701028</text:p>
          </table:table-cell>
          <table:table-cell office:value-type="float" office:value="3322281" table:style-name="ce1">
            <text:p>332228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寶華⼤飯店</text:span></text:p>
          </table:table-cell>
          <table:table-cell office:value-type="string" table:style-name="ce6">
            <text:p>Others</text:p>
          </table:table-cell>
          <table:table-cell office:value-type="float" office:value="78" table:style-name="ce6">
            <text:p>78</text:p>
          </table:table-cell>
          <table:table-cell office:value-type="float" office:value="248" table:style-name="ce6">
            <text:p>248</text:p>
          </table:table-cell>
          <table:table-cell office:value-type="string" table:style-name="ce6">
            <text:p><text:span text:style-name="T1">10.26%</text:span></text:p>
          </table:table-cell>
          <table:table-cell office:value-type="float" office:value="1264" table:style-name="ce6">
            <text:p>1264</text:p>
          </table:table-cell>
          <table:table-cell office:value-type="float" office:value="313416" table:style-name="ce6">
            <text:p>313416</text:p>
          </table:table-cell>
          <table:table-cell office:value-type="float" office:value="0" table:style-name="ce6">
            <text:p>0</text:p>
          </table:table-cell>
          <table:table-cell office:value-type="float" office:value="315416" table:style-name="ce1">
            <text:p>31541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Bowa</text:span><text:span text:style-name="T1"><text:s/>Hotel</text:span></text:p>
          </table:table-cell>
          <table:table-cell office:value-type="string" table:style-name="ce6">
            <text:p>Other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2">陸島酒店</text:span></text:p>
          </table:table-cell>
          <table:table-cell office:value-type="string" table:style-name="ce6">
            <text:p>Others</text:p>
          </table:table-cell>
          <table:table-cell office:value-type="float" office:value="47" table:style-name="ce6">
            <text:p>47</text:p>
          </table:table-cell>
          <table:table-cell office:value-type="float" office:value="28" table:style-name="ce6">
            <text:p>28</text:p>
          </table:table-cell>
          <table:table-cell office:value-type="string" table:style-name="ce6">
            <text:p><text:span text:style-name="T1">1.92%</text:span></text:p>
          </table:table-cell>
          <table:table-cell office:value-type="float" office:value="1212" table:style-name="ce6">
            <text:p>1212</text:p>
          </table:table-cell>
          <table:table-cell office:value-type="float" office:value="33940" table:style-name="ce6">
            <text:p>33940</text:p>
          </table:table-cell>
          <table:table-cell office:value-type="float" office:value="4160" table:style-name="ce6">
            <text:p>4160</text:p>
          </table:table-cell>
          <table:table-cell office:value-type="float" office:value="38100" table:style-name="ce1">
            <text:p>3810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pan text:style-name="T1">LUDAO</text:span><text:span text:style-name="T1"><text:s/>HOTEL</text:span></text:p>
          </table:table-cell>
          <table:table-cell office:value-type="string" table:style-name="ce6">
            <text:p>Other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7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104833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  <style:font-face style:name="Arial" svg:font-family="Arial"/>
    <style:font-face style:name="Microsoft JhengHei" svg:font-family="&quot;Microsoft JhengHei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style:style style:name="Default" style:family="table-cell" style:data-style-name="N0">
      <style:table-cell-properties style:vertical-align="middle" fo:background-color="transparent"/>
      <style:text-properties fo:color="#000000" style:font-name="Verdana" style:font-name-asian="Verdana" style:font-name-complex="Verdana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/>
    <dc:creator>emmayianpan</dc:creator>
    <meta:creation-date>2006-09-13T11:21:51Z</meta:creation-date>
    <dc:date>2020-12-02T02:57:41Z</dc:date>
  </office:meta>
</office:document-meta>
</file>